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2.882cm"/>
    </style:style>
    <style:style style:name="co6" style:family="table-column">
      <style:table-column-properties fo:break-before="auto" style:column-width="3.651cm"/>
    </style:style>
    <style:style style:name="co7" style:family="table-column">
      <style:table-column-properties fo:break-before="auto" style:column-width="1.667cm"/>
    </style:style>
    <style:style style:name="co8" style:family="table-column">
      <style:table-column-properties fo:break-before="auto" style:column-width="2.018cm"/>
    </style:style>
    <style:style style:name="co9" style:family="table-column">
      <style:table-column-properties fo:break-before="auto" style:column-width="1.466cm"/>
    </style:style>
    <style:style style:name="co10" style:family="table-column">
      <style:table-column-properties fo:break-before="auto" style:column-width="2.094cm"/>
    </style:style>
    <style:style style:name="co11" style:family="table-column">
      <style:table-column-properties fo:break-before="auto" style:column-width="2.3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/>
      <style:text-properties style:font-family-generic="roman" fo:font-size="12pt"/>
    </style:style>
    <style:style style:name="P3" style:family="paragraph">
      <style:paragraph-properties fo:text-align="center" style:text-autospace="none"/>
      <style:text-properties style:font-family-generic="roman" fo:font-size="12pt"/>
    </style:style>
    <style:style style:name="P4" style:family="paragraph">
      <style:text-properties style:font-family-generic="roman" fo:font-size="12pt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&quot;A&quot;;&quot;B&quot;;&quot;C&quot;;&quot;D&quot;;&quot;E&quot;;&quot;F&quot;;&quot;G&quot;;&quot;H&quot;;&quot;I&quot;;&quot;J&quot;;&quot;K&quot;;&quot;L&quot;;&quot;M&quot;;&quot;N&quot;;&quot;O&quot;;&quot;TODO&quot;)" table:allow-empty-cell="true" table:display-list="unsorted" table:base-cell-address="'Testes Total'.B1">
          <table:error-message table:message-type="stop" table:display="true"/>
        </table:content-validation>
        <table:content-validation table:name="val2" table:condition="of:cell-content-is-in-list(&quot;30&quot;;&quot;44&quot;;&quot;58&quot;;&quot;72&quot;;&quot;86&quot;;&quot;100&quot;;&quot;&quot;)" table:allow-empty-cell="true" table:display-list="unsorted" table:base-cell-address="'Testes Total'.C1">
          <table:error-message table:message-type="stop" table:display="true"/>
        </table:content-validation>
        <table:content-validation table:name="val3" table:condition="of:cell-content-is-in-list(&quot;0&quot;;&quot;20&quot;;&quot;40&quot;;&quot;60&quot;;&quot;80&quot;;&quot;100&quot;)" table:allow-empty-cell="true" table:display-list="unsorted" table:base-cell-address="'Testes Total'.D1">
          <table:error-message table:message-type="stop" table:display="true"/>
        </table:content-validation>
        <table:content-validation table:name="val4" table:condition="of:cell-content-is-in-list(&quot;20&quot;;&quot;40&quot;;&quot;60&quot;;&quot;80&quot;;&quot;100&quot;;&quot;&quot;)" table:allow-empty-cell="true" table:display-list="unsorted" table:base-cell-address="'Testes Total'.E1">
          <table:error-message table:message-type="stop" table:display="true"/>
        </table:content-validation>
      </table:content-validations>
      <table:table table:name="Testes Total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4"/>
        <table:table-column table:style-name="co9" table:default-cell-style-name="ce5"/>
        <table:table-column table:style-name="co9" table:default-cell-style-name="ce6"/>
        <table:table-column table:style-name="co9" table:default-cell-style-name="ce7"/>
        <table:table-column table:style-name="co9" table:default-cell-style-name="ce8"/>
        <table:table-column table:style-name="co10" table:default-cell-style-name="ce10"/>
        <table:table-column table:style-name="co11" table:default-cell-style-name="ce11"/>
        <table:table-column table:style-name="co3" table:number-columns-repeated="999" table:default-cell-style-name="ce11"/>
        <table:table-column table:style-name="co3" table:number-columns-repeated="9" table:default-cell-style-name="Default"/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4"/>
          <table:table-cell table:style-name="ce3" office:value-type="string" calcext:value-type="string" table:number-columns-spanned="5" table:number-rows-spanned="1">
            <text:p>Melhor Caso</text:p>
          </table:table-cell>
          <table:covered-table-cell table:number-columns-repeated="4"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Teste Numero</text:p>
          </table:table-cell>
          <table:table-cell table:content-validation-name="val1" office:value-type="string" calcext:value-type="string">
            <text:p>Parte do Campo</text:p>
          </table:table-cell>
          <table:table-cell table:content-validation-name="val2" office:value-type="string" calcext:value-type="string">
            <text:p>Contraste</text:p>
          </table:table-cell>
          <table:table-cell table:content-validation-name="val3" office:value-type="string" calcext:value-type="string">
            <text:p>Brilho</text:p>
          </table:table-cell>
          <table:table-cell table:content-validation-name="val4" office:value-type="string" calcext:value-type="string">
            <text:p>Threshold</text:p>
          </table:table-cell>
          <table:table-cell office:value-type="string" calcext:value-type="string">
            <office:annotation draw:style-name="gr1" draw:text-style-name="P1" svg:width="2.899cm" svg:height="1.781cm" svg:x="15.811cm" svg:y="0.451cm" draw:caption-point-x="-0.61cm" draw:caption-point-y="0.01cm">
              <dc:date>2016-07-29T00:00:00</dc:date>
              <text:p text:style-name="P1"><text:span text:style-name="T1">Total de Objetos detectados pela detecção de contornos.</text:span></text:p>
            </office:annotation>
            <text:p>Q-E</text:p>
          </table:table-cell>
          <table:table-cell office:value-type="string" calcext:value-type="string">
            <office:annotation draw:style-name="gr1" draw:text-style-name="P1" svg:width="2.899cm" svg:height="1.781cm" svg:x="19.463cm" svg:y="0.451cm" draw:caption-point-x="-0.61cm" draw:caption-point-y="0.01cm">
              <dc:date>2016-07-29T00:00:00</dc:date>
              <text:p text:style-name="P1"><text:span text:style-name="T1">Objetos CorCalibrada após processamento</text:span></text:p>
            </office:annotation>
            <text:p>OC-E</text:p>
          </table:table-cell>
          <table:table-cell office:value-type="string" calcext:value-type="string">
            <office:annotation draw:style-name="gr1" draw:text-style-name="P1" svg:width="2.899cm" svg:height="4.151cm" svg:x="21.129cm" svg:y="0cm" draw:caption-point-x="-0.61cm" draw:caption-point-y="0.461cm">
              <dc:date>2016-07-29T00:00:00</dc:date>
              <text:p text:style-name="P1"><text:span text:style-name="T1">Considera-se objeto encontrado o objeto com preenchimento não somente bordas e </text:span></text:p>
              <text:p text:style-name="P1"><text:span text:style-name="T1">somente de uma mesma cor</text:span></text:p>
              <text:p text:style-name="P1"><text:span text:style-name="T1"/></text:p>
            </office:annotation>
            <text:p>C-E</text:p>
          </table:table-cell>
          <table:table-cell office:value-type="string" calcext:value-type="string">
            <text:p>%</text:p>
          </table:table-cell>
          <table:table-cell table:number-columns-repeated="5"/>
          <table:table-cell table:style-name="ce9">
            <office:annotation draw:style-name="gr1" draw:text-style-name="P1" svg:width="2.899cm" svg:height="0.991cm" svg:x="32.57cm" svg:y="0.451cm" draw:caption-point-x="-0.61cm" draw:caption-point-y="0.01cm">
              <dc:date>2016-07-30T00:00:00</dc:date>
              <text:p text:style-name="P1">Total de bjetos econtrados</text:p>
            </office:annotation>
          </table:table-cell>
          <table:table-cell table:style-name="ce1">
            <office:annotation draw:style-name="gr1" draw:text-style-name="P1" svg:width="2.899cm" svg:height="1.781cm" svg:x="34.916cm" svg:y="0cm" draw:caption-point-x="-0.61cm" draw:caption-point-y="0.461cm">
              <dc:date>2016-07-30T00:00:00</dc:date>
              <text:p text:style-name="P1">Objetos encontrados com precição. Todos os 15</text:p>
            </office:annotation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3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H3]*100)/[.G3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3];1;0);IF([.K3];1;0);IF([.L3];1;0);IF([.M3];1;0);IF([.N3];1;0))" office:value-type="float" office:value="0" calcext:value-type="float">
            <text:p>0</text:p>
          </table:table-cell>
          <table:table-cell table:style-name="ce10" table:formula="of:=SUM(IF([.K3]=15;1;0);IF([.L3]=15;1;0);IF([.M3]=15;1;0);IF([.N3]=15;1;0);IF([.J3]=15;1;0))" office:value-type="float" office:value="0" calcext:value-type="float">
            <text:p>0</text:p>
          </table:table-cell>
          <table:table-cell/>
          <table:table-cell table:formula="of:=IF([.P3]=5;[.E3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H4]*100)/[.G4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4];1;0);IF([.K4];1;0);IF([.L4];1;0);IF([.M4];1;0);IF([.N4];1;0))" office:value-type="float" office:value="0" calcext:value-type="float">
            <text:p>0</text:p>
          </table:table-cell>
          <table:table-cell table:style-name="ce10" table:formula="of:=SUM(IF([.K4]=15;1;0);IF([.L4]=15;1;0);IF([.M4]=15;1;0);IF([.N4]=15;1;0);IF([.J4]=15;1;0))" office:value-type="float" office:value="0" calcext:value-type="float">
            <text:p>0</text:p>
          </table:table-cell>
          <table:table-cell/>
          <table:table-cell table:formula="of:=IF([.P4]=5;[.E4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([.H5]*100)/[.G5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5];1;0);IF([.K5];1;0);IF([.L5];1;0);IF([.M5];1;0);IF([.N5];1;0))" office:value-type="float" office:value="0" calcext:value-type="float">
            <text:p>0</text:p>
          </table:table-cell>
          <table:table-cell table:style-name="ce10" table:formula="of:=SUM(IF([.K5]=15;1;0);IF([.L5]=15;1;0);IF([.M5]=15;1;0);IF([.N5]=15;1;0);IF([.J5]=15;1;0))" office:value-type="float" office:value="0" calcext:value-type="float">
            <text:p>0</text:p>
          </table:table-cell>
          <table:table-cell/>
          <table:table-cell table:formula="of:=IF([.P5]=5;[.E5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([.H6]*100)/[.G6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6];1;0);IF([.K6];1;0);IF([.L6];1;0);IF([.M6];1;0);IF([.N6];1;0))" office:value-type="float" office:value="0" calcext:value-type="float">
            <text:p>0</text:p>
          </table:table-cell>
          <table:table-cell table:style-name="ce10" table:formula="of:=SUM(IF([.K6]=15;1;0);IF([.L6]=15;1;0);IF([.M6]=15;1;0);IF([.N6]=15;1;0);IF([.J6]=15;1;0))" office:value-type="float" office:value="0" calcext:value-type="float">
            <text:p>0</text:p>
          </table:table-cell>
          <table:table-cell/>
          <table:table-cell table:formula="of:=IF([.P6]=5;[.E6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table:formula="of:=([.H7]*100)/[.G7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7];1;0);IF([.K7];1;0);IF([.L7];1;0);IF([.M7];1;0);IF([.N7];1;0))" office:value-type="float" office:value="0" calcext:value-type="float">
            <text:p>0</text:p>
          </table:table-cell>
          <table:table-cell table:style-name="ce10" table:formula="of:=SUM(IF([.K7]=15;1;0);IF([.L7]=15;1;0);IF([.M7]=15;1;0);IF([.N7]=15;1;0);IF([.J7]=15;1;0))" office:value-type="float" office:value="0" calcext:value-type="float">
            <text:p>0</text:p>
          </table:table-cell>
          <table:table-cell/>
          <table:table-cell table:formula="of:=IF([.P7]=5;[.E7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7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2" table:formula="of:=([.H8]*100)/[.G8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8];1;0);IF([.K8];1;0);IF([.L8];1;0);IF([.M8];1;0);IF([.N8];1;0))" office:value-type="float" office:value="0" calcext:value-type="float">
            <text:p>0</text:p>
          </table:table-cell>
          <table:table-cell table:style-name="ce10" table:formula="of:=SUM(IF([.K8]=15;1;0);IF([.L8]=15;1;0);IF([.M8]=15;1;0);IF([.N8]=15;1;0);IF([.J8]=15;1;0))" office:value-type="float" office:value="0" calcext:value-type="float">
            <text:p>0</text:p>
          </table:table-cell>
          <table:table-cell/>
          <table:table-cell table:formula="of:=IF([.P8]=5;[.E8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4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table:formula="of:=([.H9]*100)/[.G9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9];1;0);IF([.K9];1;0);IF([.L9];1;0);IF([.M9];1;0);IF([.N9];1;0))" office:value-type="float" office:value="0" calcext:value-type="float">
            <text:p>0</text:p>
          </table:table-cell>
          <table:table-cell table:style-name="ce10" table:formula="of:=SUM(IF([.K9]=15;1;0);IF([.L9]=15;1;0);IF([.M9]=15;1;0);IF([.N9]=15;1;0);IF([.J9]=15;1;0))" office:value-type="float" office:value="0" calcext:value-type="float">
            <text:p>0</text:p>
          </table:table-cell>
          <table:table-cell/>
          <table:table-cell table:formula="of:=IF([.P9]=5;[.E9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2" table:formula="of:=([.H10]*100)/[.G10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0];1;0);IF([.K10];1;0);IF([.L10];1;0);IF([.M10];1;0);IF([.N10];1;0))" office:value-type="float" office:value="0" calcext:value-type="float">
            <text:p>0</text:p>
          </table:table-cell>
          <table:table-cell table:style-name="ce10" table:formula="of:=SUM(IF([.K10]=15;1;0);IF([.L10]=15;1;0);IF([.M10]=15;1;0);IF([.N10]=15;1;0);IF([.J10]=15;1;0))" office:value-type="float" office:value="0" calcext:value-type="float">
            <text:p>0</text:p>
          </table:table-cell>
          <table:table-cell/>
          <table:table-cell table:formula="of:=IF([.P10]=5;[.E10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" table:formula="of:=([.H11]*100)/[.G11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1];1;0);IF([.K11];1;0);IF([.L11];1;0);IF([.M11];1;0);IF([.N11];1;0))" office:value-type="float" office:value="0" calcext:value-type="float">
            <text:p>0</text:p>
          </table:table-cell>
          <table:table-cell table:style-name="ce10" table:formula="of:=SUM(IF([.K11]=15;1;0);IF([.L11]=15;1;0);IF([.M11]=15;1;0);IF([.N11]=15;1;0);IF([.J11]=15;1;0))" office:value-type="float" office:value="0" calcext:value-type="float">
            <text:p>0</text:p>
          </table:table-cell>
          <table:table-cell/>
          <table:table-cell table:formula="of:=IF([.P11]=5;[.E11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table:formula="of:=([.H12]*100)/[.G12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2];1;0);IF([.K12];1;0);IF([.L12];1;0);IF([.M12];1;0);IF([.N12];1;0))" office:value-type="float" office:value="0" calcext:value-type="float">
            <text:p>0</text:p>
          </table:table-cell>
          <table:table-cell table:style-name="ce10" table:formula="of:=SUM(IF([.K12]=15;1;0);IF([.L12]=15;1;0);IF([.M12]=15;1;0);IF([.N12]=15;1;0);IF([.J12]=15;1;0))" office:value-type="float" office:value="0" calcext:value-type="float">
            <text:p>0</text:p>
          </table:table-cell>
          <table:table-cell/>
          <table:table-cell table:formula="of:=IF([.P12]=5;[.E12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7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2" table:formula="of:=([.H13]*100)/[.G13]" office:value-type="float" office:value="1.96078431372549" calcext:value-type="float">
            <text:p>1,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IF([.J13];1;0);IF([.K13];1;0);IF([.L13];1;0);IF([.M13];1;0);IF([.N13];1;0))" office:value-type="float" office:value="1" calcext:value-type="float">
            <text:p>1</text:p>
          </table:table-cell>
          <table:table-cell table:style-name="ce10" table:formula="of:=SUM(IF([.K13]=15;1;0);IF([.L13]=15;1;0);IF([.M13]=15;1;0);IF([.N13]=15;1;0);IF([.J13]=15;1;0))" office:value-type="float" office:value="0" calcext:value-type="float">
            <text:p>0</text:p>
          </table:table-cell>
          <table:table-cell table:style-name="Default"/>
          <table:table-cell table:formula="of:=IF([.P13]=5;[.E13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6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2" table:formula="of:=([.H14]*100)/[.G14]" office:value-type="float" office:value="5.88235294117647" calcext:value-type="float">
            <text:p>5,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J14];1;0);IF([.K14];1;0);IF([.L14];1;0);IF([.M14];1;0);IF([.N14];1;0))" office:value-type="float" office:value="1" calcext:value-type="float">
            <text:p>1</text:p>
          </table:table-cell>
          <table:table-cell table:style-name="ce10" table:formula="of:=SUM(IF([.K14]=15;1;0);IF([.L14]=15;1;0);IF([.M14]=15;1;0);IF([.N14]=15;1;0);IF([.J14]=15;1;0))" office:value-type="float" office:value="0" calcext:value-type="float">
            <text:p>0</text:p>
          </table:table-cell>
          <table:table-cell/>
          <table:table-cell table:formula="of:=IF([.P14]=5;[.E14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5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2" table:formula="of:=([.H15]*100)/[.G15]" office:value-type="float" office:value="6.66666666666667" calcext:value-type="float">
            <text:p>6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J15];1;0);IF([.K15];1;0);IF([.L15];1;0);IF([.M15];1;0);IF([.N15];1;0))" office:value-type="float" office:value="1" calcext:value-type="float">
            <text:p>1</text:p>
          </table:table-cell>
          <table:table-cell table:style-name="ce10" table:formula="of:=SUM(IF([.K15]=15;1;0);IF([.L15]=15;1;0);IF([.M15]=15;1;0);IF([.N15]=15;1;0);IF([.J15]=15;1;0))" office:value-type="float" office:value="0" calcext:value-type="float">
            <text:p>0</text:p>
          </table:table-cell>
          <table:table-cell/>
          <table:table-cell table:formula="of:=IF([.P15]=5;[.E15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3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2" table:formula="of:=([.H16]*100)/[.G16]" office:value-type="float" office:value="4.16666666666667" calcext:value-type="float">
            <text:p>4,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J16];1;0);IF([.K16];1;0);IF([.L16];1;0);IF([.M16];1;0);IF([.N16];1;0))" office:value-type="float" office:value="1" calcext:value-type="float">
            <text:p>1</text:p>
          </table:table-cell>
          <table:table-cell table:style-name="ce10" table:formula="of:=SUM(IF([.K16]=15;1;0);IF([.L16]=15;1;0);IF([.M16]=15;1;0);IF([.N16]=15;1;0);IF([.J16]=15;1;0))" office:value-type="float" office:value="0" calcext:value-type="float">
            <text:p>0</text:p>
          </table:table-cell>
          <table:table-cell/>
          <table:table-cell table:formula="of:=IF([.P16]=5;[.E16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3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2" table:formula="of:=([.H17]*100)/[.G17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7];1;0);IF([.K17];1;0);IF([.L17];1;0);IF([.M17];1;0);IF([.N17];1;0))" office:value-type="float" office:value="0" calcext:value-type="float">
            <text:p>0</text:p>
          </table:table-cell>
          <table:table-cell table:style-name="ce10" table:formula="of:=SUM(IF([.K17]=15;1;0);IF([.L17]=15;1;0);IF([.M17]=15;1;0);IF([.N17]=15;1;0);IF([.J17]=15;1;0))" office:value-type="float" office:value="0" calcext:value-type="float">
            <text:p>0</text:p>
          </table:table-cell>
          <table:table-cell/>
          <table:table-cell table:formula="of:=IF([.P17]=5;[.E17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9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table:style-name="ce2" table:formula="of:=([.H18]*100)/[.G18]" office:value-type="float" office:value="37.9310344827586" calcext:value-type="float">
            <text:p>37,9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IF([.J18];1;0);IF([.K18];1;0);IF([.L18];1;0);IF([.M18];1;0);IF([.N18];1;0))" office:value-type="float" office:value="5" calcext:value-type="float">
            <text:p>5</text:p>
          </table:table-cell>
          <table:table-cell table:style-name="ce10" table:formula="of:=SUM(IF([.K18]=15;1;0);IF([.L18]=15;1;0);IF([.M18]=15;1;0);IF([.N18]=15;1;0);IF([.J18]=15;1;0))" office:value-type="float" office:value="1" calcext:value-type="float">
            <text:p>1</text:p>
          </table:table-cell>
          <table:table-cell/>
          <table:table-cell table:formula="of:=IF([.P18]=5;[.E18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table:style-name="ce2" table:formula="of:=([.H19]*100)/[.G19]" office:value-type="float" office:value="41.5094339622642" calcext:value-type="float">
            <text:p>41,51</text:p>
          </table:table-cell>
          <table:table-cell office:value-type="float" office:value="6" calcext:value-type="float">
            <office:annotation draw:style-name="gr1" draw:text-style-name="P1" svg:width="2.899cm" svg:height="1.781cm" svg:x="24.613cm" svg:y="6.628cm" draw:caption-point-x="-0.61cm" draw:caption-point-y="1.51cm">
              <dc:date>2016-07-29T00:00:00</dc:date>
              <text:p text:style-name="P1"><text:span text:style-name="T1">Tamanho ½ do tamanho do quadrado</text:span></text:p>
              <text:p text:style-name="P1"><text:span text:style-name="T1"/></text:p>
            </office:annotation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SUM(IF([.J19];1;0);IF([.K19];1;0);IF([.L19];1;0);IF([.M19];1;0);IF([.N19];1;0))" office:value-type="float" office:value="5" calcext:value-type="float">
            <text:p>5</text:p>
          </table:table-cell>
          <table:table-cell table:style-name="ce10" table:formula="of:=SUM(IF([.K19]=15;1;0);IF([.L19]=15;1;0);IF([.M19]=15;1;0);IF([.N19]=15;1;0);IF([.J19]=15;1;0))" office:value-type="float" office:value="2" calcext:value-type="float">
            <text:p>2</text:p>
          </table:table-cell>
          <table:table-cell/>
          <table:table-cell table:formula="of:=IF([.P19]=5;[.E19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2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table:style-name="ce2" table:formula="of:=([.H20]*100)/[.G20]" office:value-type="float" office:value="45.6521739130435" calcext:value-type="float">
            <text:p>45,6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5" calcext:value-type="float">
            <text:p>15</text:p>
          </table:table-cell>
          <table:table-cell table:formula="of:=SUM(IF([.J20];1;0);IF([.K20];1;0);IF([.L20];1;0);IF([.M20];1;0);IF([.N20];1;0))" office:value-type="float" office:value="5" calcext:value-type="float">
            <text:p>5</text:p>
          </table:table-cell>
          <table:table-cell table:style-name="ce10" table:formula="of:=SUM(IF([.K20]=15;1;0);IF([.L20]=15;1;0);IF([.M20]=15;1;0);IF([.N20]=15;1;0);IF([.J20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58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style-name="ce2" table:formula="of:=([.H21]*100)/[.G21]" office:value-type="float" office:value="30.7692307692308" calcext:value-type="float">
            <text:p>30,7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IF([.J21];1;0);IF([.K21];1;0);IF([.L21];1;0);IF([.M21];1;0);IF([.N21];1;0))" office:value-type="float" office:value="3" calcext:value-type="float">
            <text:p>3</text:p>
          </table:table-cell>
          <table:table-cell table:style-name="ce10" table:formula="of:=SUM(IF([.K21]=15;1;0);IF([.L21]=15;1;0);IF([.M21]=15;1;0);IF([.N21]=15;1;0);IF([.J21]=15;1;0)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45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style-name="ce2" table:formula="of:=([.H22]*100)/[.G22]" office:value-type="float" office:value="34.4827586206897" calcext:value-type="float">
            <text:p>34,4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IF([.J22];1;0);IF([.K22];1;0);IF([.L22];1;0);IF([.M22];1;0);IF([.N22];1;0))" office:value-type="float" office:value="3" calcext:value-type="float">
            <text:p>3</text:p>
          </table:table-cell>
          <table:table-cell table:style-name="ce10" table:formula="of:=SUM(IF([.K22]=15;1;0);IF([.L22]=15;1;0);IF([.M22]=15;1;0);IF([.N22]=15;1;0);IF([.J22]=15;1;0)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13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style-name="ce2" table:formula="of:=([.H23]*100)/[.G23]" office:value-type="float" office:value="50.8474576271186" calcext:value-type="float">
            <text:p>50,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23];1;0);IF([.K23];1;0);IF([.L23];1;0);IF([.M23];1;0);IF([.N23];1;0))" office:value-type="float" office:value="4" calcext:value-type="float">
            <text:p>4</text:p>
          </table:table-cell>
          <table:table-cell table:style-name="ce10" table:formula="of:=SUM(IF([.K23]=15;1;0);IF([.L23]=15;1;0);IF([.M23]=15;1;0);IF([.N23]=15;1;0);IF([.J23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style-name="ce2" table:formula="of:=([.H24]*100)/[.G24]" office:value-type="float" office:value="39.0243902439024" calcext:value-type="float">
            <text:p>39,0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24];1;0);IF([.K24];1;0);IF([.L24];1;0);IF([.M24];1;0);IF([.N24];1;0))" office:value-type="float" office:value="4" calcext:value-type="float">
            <text:p>4</text:p>
          </table:table-cell>
          <table:table-cell table:style-name="ce10" table:formula="of:=SUM(IF([.K24]=15;1;0);IF([.L24]=15;1;0);IF([.M24]=15;1;0);IF([.N24]=15;1;0);IF([.J24]=15;1;0))" office:value-type="float" office:value="4" calcext:value-type="float">
            <text:p>4</text:p>
          </table:table-cell>
          <table:table-cell table:style-name="Default"/>
          <table:table-cell/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5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style-name="ce2" table:formula="of:=([.H25]*100)/[.G25]" office:value-type="float" office:value="35.8974358974359" calcext:value-type="float">
            <text:p>35,9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IF([.J25];1;0);IF([.K25];1;0);IF([.L25];1;0);IF([.M25];1;0);IF([.N25];1;0))" office:value-type="float" office:value="5" calcext:value-type="float">
            <text:p>5</text:p>
          </table:table-cell>
          <table:table-cell table:style-name="ce10" table:formula="of:=SUM(IF([.K25]=15;1;0);IF([.L25]=15;1;0);IF([.M25]=15;1;0);IF([.N25]=15;1;0);IF([.J25]=15;1;0))" office:value-type="float" office:value="3" calcext:value-type="float">
            <text:p>3</text:p>
          </table:table-cell>
          <table:table-cell table:style-name="Default"/>
          <table:table-cell/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6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style-name="ce2" table:formula="of:=([.H26]*100)/[.G26]" office:value-type="float" office:value="30.7692307692308" calcext:value-type="float">
            <text:p>30,77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26];1;0);IF([.K26];1;0);IF([.L26];1;0);IF([.M26];1;0);IF([.N26];1;0))" office:value-type="float" office:value="5" calcext:value-type="float">
            <text:p>5</text:p>
          </table:table-cell>
          <table:table-cell table:style-name="ce10" table:formula="of:=SUM(IF([.K26]=15;1;0);IF([.L26]=15;1;0);IF([.M26]=15;1;0);IF([.N26]=15;1;0);IF([.J26]=15;1;0))" office:value-type="float" office:value="5" calcext:value-type="float">
            <text:p>5</text:p>
          </table:table-cell>
          <table:table-cell table:style-name="Default"/>
          <table:table-cell/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5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style-name="ce2" table:formula="of:=([.H27]*100)/[.G27]" office:value-type="float" office:value="36.3636363636364" calcext:value-type="float">
            <text:p>36,36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27];1;0);IF([.K27];1;0);IF([.L27];1;0);IF([.M27];1;0);IF([.N27];1;0))" office:value-type="float" office:value="5" calcext:value-type="float">
            <text:p>5</text:p>
          </table:table-cell>
          <table:table-cell table:style-name="ce10" table:formula="of:=SUM(IF([.K27]=15;1;0);IF([.L27]=15;1;0);IF([.M27]=15;1;0);IF([.N27]=15;1;0);IF([.J27]=15;1;0))" office:value-type="float" office:value="5" calcext:value-type="float">
            <office:annotation draw:style-name="gr1" draw:text-style-name="P1" svg:width="2.899cm" svg:height="4.54cm" svg:x="34.916cm" svg:y="10.24cm" draw:caption-point-x="-0.61cm" draw:caption-point-y="1.51cm">
              <dc:date>2016-07-30T00:00:00</dc:date>
              <text:p text:style-name="P2">Valores Maximos Obtidos nos 10 primeiros objetos</text:p>
              <text:p text:style-name="P3"/>
              <text:p text:style-name="P3"/>
              <text:p text:style-name="P3"/>
              <text:p text:style-name="P4"/>
            </office:annotation>
            <text:p>5</text:p>
          </table:table-cell>
          <table:table-cell table:style-name="Default"/>
          <table:table-cell/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3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table:style-name="ce2" table:formula="of:=([.H28]*100)/[.G28]" office:value-type="float" office:value="27.027027027027" calcext:value-type="float">
            <text:p>27,0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28];1;0);IF([.K28];1;0);IF([.L28];1;0);IF([.M28];1;0);IF([.N28];1;0))" office:value-type="float" office:value="4" calcext:value-type="float">
            <text:p>4</text:p>
          </table:table-cell>
          <table:table-cell table:style-name="ce10" table:formula="of:=SUM(IF([.K28]=15;1;0);IF([.L28]=15;1;0);IF([.M28]=15;1;0);IF([.N28]=15;1;0);IF([.J28]=15;1;0))" office:value-type="float" office:value="4" calcext:value-type="float">
            <text:p>4</text:p>
          </table:table-cell>
          <table:table-cell table:style-name="Default"/>
          <table:table-cell/>
          <table:table-cell table:style-name="Default" table:number-columns-repeated="23"/>
          <table:table-cell table:style-name="ce12" table:number-columns-repeated="974"/>
          <table:table-cell table:style-name="ce14"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5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table:style-name="ce2" table:formula="of:=([.H29]*100)/[.G29]" office:value-type="float" office:value="43.9024390243903" calcext:value-type="float">
            <text:p>43,9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29];1;0);IF([.K29];1;0);IF([.L29];1;0);IF([.M29];1;0);IF([.N29];1;0))" office:value-type="float" office:value="4" calcext:value-type="float">
            <text:p>4</text:p>
          </table:table-cell>
          <table:table-cell table:style-name="ce10" table:formula="of:=SUM(IF([.K29]=15;1;0);IF([.L29]=15;1;0);IF([.M29]=15;1;0);IF([.N29]=15;1;0);IF([.J29]=15;1;0))" office:value-type="float" office:value="4" calcext:value-type="float">
            <text:p>4</text:p>
          </table:table-cell>
          <table:table-cell table:style-name="Default"/>
          <table:table-cell/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6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2" table:formula="of:=([.H30]*100)/[.G30]" office:value-type="float" office:value="37.5" calcext:value-type="float">
            <text:p>37,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30];1;0);IF([.K30];1;0);IF([.L30];1;0);IF([.M30];1;0);IF([.N30];1;0))" office:value-type="float" office:value="4" calcext:value-type="float">
            <text:p>4</text:p>
          </table:table-cell>
          <table:table-cell table:style-name="ce10" table:formula="of:=SUM(IF([.K30]=15;1;0);IF([.L30]=15;1;0);IF([.M30]=15;1;0);IF([.N30]=15;1;0);IF([.J30]=15;1;0))" office:value-type="float" office:value="4" calcext:value-type="float">
            <text:p>4</text:p>
          </table:table-cell>
          <table:table-cell table:style-name="Default"/>
          <table:table-cell/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59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ce2" table:formula="of:=([.H31]*100)/[.G31]" office:value-type="float" office:value="42.8571428571429" calcext:value-type="float">
            <text:p>42,8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31];1;0);IF([.K31];1;0);IF([.L31];1;0);IF([.M31];1;0);IF([.N31];1;0))" office:value-type="float" office:value="4" calcext:value-type="float">
            <text:p>4</text:p>
          </table:table-cell>
          <table:table-cell table:style-name="ce10" table:formula="of:=SUM(IF([.K31]=15;1;0);IF([.L31]=15;1;0);IF([.M31]=15;1;0);IF([.N31]=15;1;0);IF([.J31]=15;1;0))" office:value-type="float" office:value="3" calcext:value-type="float">
            <text:p>3</text:p>
          </table:table-cell>
          <table:table-cell table:style-name="Default"/>
          <table:table-cell/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5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style-name="ce2" table:formula="of:=([.H32]*100)/[.G32]" office:value-type="float" office:value="48.3870967741936" calcext:value-type="float">
            <text:p>48,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SUM(IF([.J32];1;0);IF([.K32];1;0);IF([.L32];1;0);IF([.M32];1;0);IF([.N32];1;0))" office:value-type="float" office:value="4" calcext:value-type="float">
            <text:p>4</text:p>
          </table:table-cell>
          <table:table-cell table:style-name="ce10" table:formula="of:=SUM(IF([.K32]=15;1;0);IF([.L32]=15;1;0);IF([.M32]=15;1;0);IF([.N32]=15;1;0);IF([.J32]=15;1;0))" office:value-type="float" office:value="2" calcext:value-type="float">
            <text:p>2</text:p>
          </table:table-cell>
          <table:table-cell table:style-name="Default"/>
          <table:table-cell/>
          <table:table-cell table:style-name="Default" table:number-columns-repeated="23"/>
          <table:table-cell table:style-name="ce13" table:number-columns-repeated="974"/>
          <table:table-cell table:style-name="ce15"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" table:formula="of:=([.H33]*100)/[.G33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33];1;0);IF([.K33];1;0);IF([.L33];1;0);IF([.M33];1;0);IF([.N33];1;0))" office:value-type="float" office:value="0" calcext:value-type="float">
            <text:p>0</text:p>
          </table:table-cell>
          <table:table-cell table:style-name="ce10" table:formula="of:=SUM(IF([.K33]=15;1;0);IF([.L33]=15;1;0);IF([.M33]=15;1;0);IF([.N33]=15;1;0);IF([.J33]=15;1;0))" office:value-type="float" office:value="0" calcext:value-type="float">
            <text:p>0</text:p>
          </table:table-cell>
          <table:table-cell table:style-name="Default"/>
          <table:table-cell table:formula="of:=IF([.P33]=5;[.E33];&quot;&quot;)">
            <text:p/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" table:formula="of:=([.H34]*100)/[.G34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34];1;0);IF([.K34];1;0);IF([.L34];1;0);IF([.M34];1;0);IF([.N34];1;0))" office:value-type="float" office:value="0" calcext:value-type="float">
            <text:p>0</text:p>
          </table:table-cell>
          <table:table-cell table:style-name="ce10" table:formula="of:=SUM(IF([.K34]=15;1;0);IF([.L34]=15;1;0);IF([.M34]=15;1;0);IF([.N34]=15;1;0);IF([.J34]=15;1;0))" office:value-type="float" office:value="0" calcext:value-type="float">
            <text:p>0</text:p>
          </table:table-cell>
          <table:table-cell table:style-name="Default"/>
          <table:table-cell table:formula="of:=IF([.P34]=5;[.E34];&quot;&quot;)">
            <text:p/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table:formula="of:=([.H35]*100)/[.G35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35];1;0);IF([.K35];1;0);IF([.L35];1;0);IF([.M35];1;0);IF([.N35];1;0))" office:value-type="float" office:value="0" calcext:value-type="float">
            <text:p>0</text:p>
          </table:table-cell>
          <table:table-cell table:style-name="ce10" table:formula="of:=SUM(IF([.K35]=15;1;0);IF([.L35]=15;1;0);IF([.M35]=15;1;0);IF([.N35]=15;1;0);IF([.J35]=15;1;0))" office:value-type="float" office:value="0" calcext:value-type="float">
            <text:p>0</text:p>
          </table:table-cell>
          <table:table-cell table:style-name="Default"/>
          <table:table-cell table:formula="of:=IF([.P35]=5;[.E35];&quot;&quot;)">
            <text:p/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H36]*100)/[.G36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36];1;0);IF([.K36];1;0);IF([.L36];1;0);IF([.M36];1;0);IF([.N36];1;0))" office:value-type="float" office:value="0" calcext:value-type="float">
            <text:p>0</text:p>
          </table:table-cell>
          <table:table-cell table:style-name="ce10" table:formula="of:=SUM(IF([.K36]=15;1;0);IF([.L36]=15;1;0);IF([.M36]=15;1;0);IF([.N36]=15;1;0);IF([.J36]=15;1;0))" office:value-type="float" office:value="0" calcext:value-type="float">
            <text:p>0</text:p>
          </table:table-cell>
          <table:table-cell table:style-name="Default"/>
          <table:table-cell table:formula="of:=IF([.P36]=5;[.E36];&quot;&quot;)">
            <text:p/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H37]*100)/[.G37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37];1;0);IF([.K37];1;0);IF([.L37];1;0);IF([.M37];1;0);IF([.N37];1;0))" office:value-type="float" office:value="0" calcext:value-type="float">
            <text:p>0</text:p>
          </table:table-cell>
          <table:table-cell table:style-name="ce10" table:formula="of:=SUM(IF([.K37]=15;1;0);IF([.L37]=15;1;0);IF([.M37]=15;1;0);IF([.N37]=15;1;0);IF([.J37]=15;1;0))" office:value-type="float" office:value="0" calcext:value-type="float">
            <text:p>0</text:p>
          </table:table-cell>
          <table:table-cell table:style-name="Default"/>
          <table:table-cell table:formula="of:=IF([.P37]=5;[.E37];&quot;&quot;)">
            <text:p/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8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2" table:formula="of:=([.H38]*100)/[.G38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38];1;0);IF([.K38];1;0);IF([.L38];1;0);IF([.M38];1;0);IF([.N38];1;0))" office:value-type="float" office:value="0" calcext:value-type="float">
            <text:p>0</text:p>
          </table:table-cell>
          <table:table-cell table:style-name="ce10" table:formula="of:=SUM(IF([.K38]=15;1;0);IF([.L38]=15;1;0);IF([.M38]=15;1;0);IF([.N38]=15;1;0);IF([.J38]=15;1;0))" office:value-type="float" office:value="0" calcext:value-type="float">
            <text:p>0</text:p>
          </table:table-cell>
          <table:table-cell table:style-name="Default"/>
          <table:table-cell table:formula="of:=IF([.P38]=5;[.E38];&quot;&quot;)">
            <text:p/>
          </table:table-cell>
          <table:table-cell table:style-name="Default" table:number-columns-repeated="23"/>
          <table:table-cell table:number-columns-repeated="983"/>
        </table:table-row>
        <table:table-row table:style-name="ro1"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5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2" table:formula="of:=([.H39]*100)/[.G39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39];1;0);IF([.K39];1;0);IF([.L39];1;0);IF([.M39];1;0);IF([.N39];1;0))" office:value-type="float" office:value="0" calcext:value-type="float">
            <text:p>0</text:p>
          </table:table-cell>
          <table:table-cell table:style-name="ce10" table:formula="of:=SUM(IF([.K39]=15;1;0);IF([.L39]=15;1;0);IF([.M39]=15;1;0);IF([.N39]=15;1;0);IF([.J39]=15;1;0))" office:value-type="float" office:value="0" calcext:value-type="float">
            <text:p>0</text:p>
          </table:table-cell>
          <table:table-cell/>
          <table:table-cell table:formula="of:=IF([.P39]=5;[.E39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38" calcext:value-type="float">
            <text:p>3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3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2" table:formula="of:=([.H40]*100)/[.G40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40];1;0);IF([.K40];1;0);IF([.L40];1;0);IF([.M40];1;0);IF([.N40];1;0))" office:value-type="float" office:value="0" calcext:value-type="float">
            <text:p>0</text:p>
          </table:table-cell>
          <table:table-cell table:style-name="ce10" table:formula="of:=SUM(IF([.K40]=15;1;0);IF([.L40]=15;1;0);IF([.M40]=15;1;0);IF([.N40]=15;1;0);IF([.J40]=15;1;0))" office:value-type="float" office:value="0" calcext:value-type="float">
            <text:p>0</text:p>
          </table:table-cell>
          <table:table-cell/>
          <table:table-cell table:formula="of:=IF([.P40]=5;[.E40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2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" table:formula="of:=([.H41]*100)/[.G41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41];1;0);IF([.K41];1;0);IF([.L41];1;0);IF([.M41];1;0);IF([.N41];1;0))" office:value-type="float" office:value="0" calcext:value-type="float">
            <text:p>0</text:p>
          </table:table-cell>
          <table:table-cell table:style-name="ce10" table:formula="of:=SUM(IF([.K41]=15;1;0);IF([.L41]=15;1;0);IF([.M41]=15;1;0);IF([.N41]=15;1;0);IF([.J41]=15;1;0))" office:value-type="float" office:value="0" calcext:value-type="float">
            <text:p>0</text:p>
          </table:table-cell>
          <table:table-cell/>
          <table:table-cell table:formula="of:=IF([.P41]=5;[.E41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([.H42]*100)/[.G42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42];1;0);IF([.K42];1;0);IF([.L42];1;0);IF([.M42];1;0);IF([.N42];1;0))" office:value-type="float" office:value="0" calcext:value-type="float">
            <text:p>0</text:p>
          </table:table-cell>
          <table:table-cell table:style-name="ce10" table:formula="of:=SUM(IF([.K42]=15;1;0);IF([.L42]=15;1;0);IF([.M42]=15;1;0);IF([.N42]=15;1;0);IF([.J42]=15;1;0))" office:value-type="float" office:value="0" calcext:value-type="float">
            <text:p>0</text:p>
          </table:table-cell>
          <table:table-cell/>
          <table:table-cell table:formula="of:=IF([.P42]=5;[.E42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90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style-name="ce2" table:formula="of:=([.H43]*100)/[.G43]" office:value-type="float" office:value="4.6875" calcext:value-type="float">
            <text:p>4,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IF([.J43];1;0);IF([.K43];1;0);IF([.L43];1;0);IF([.M43];1;0);IF([.N43];1;0))" office:value-type="float" office:value="1" calcext:value-type="float">
            <text:p>1</text:p>
          </table:table-cell>
          <table:table-cell table:style-name="ce10" table:formula="of:=SUM(IF([.K43]=15;1;0);IF([.L43]=15;1;0);IF([.M43]=15;1;0);IF([.N43]=15;1;0);IF([.J43]=15;1;0))" office:value-type="float" office:value="0" calcext:value-type="float">
            <text:p>0</text:p>
          </table:table-cell>
          <table:table-cell/>
          <table:table-cell table:formula="of:=IF([.P43]=5;[.E43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0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style-name="ce2" table:formula="of:=([.H44]*100)/[.G44]" office:value-type="float" office:value="8.33333333333333" calcext:value-type="float">
            <text:p>8,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IF([.J44];1;0);IF([.K44];1;0);IF([.L44];1;0);IF([.M44];1;0);IF([.N44];1;0))" office:value-type="float" office:value="2" calcext:value-type="float">
            <text:p>2</text:p>
          </table:table-cell>
          <table:table-cell table:style-name="ce10" table:formula="of:=SUM(IF([.K44]=15;1;0);IF([.L44]=15;1;0);IF([.M44]=15;1;0);IF([.N44]=15;1;0);IF([.J44]=15;1;0))" office:value-type="float" office:value="0" calcext:value-type="float">
            <text:p>0</text:p>
          </table:table-cell>
          <table:table-cell/>
          <table:table-cell table:formula="of:=IF([.P44]=5;[.E44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ce2" table:formula="of:=([.H45]*100)/[.G45]" office:value-type="float" office:value="4.76190476190476" calcext:value-type="float">
            <text:p>4,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IF([.J45];1;0);IF([.K45];1;0);IF([.L45];1;0);IF([.M45];1;0);IF([.N45];1;0))" office:value-type="float" office:value="1" calcext:value-type="float">
            <text:p>1</text:p>
          </table:table-cell>
          <table:table-cell table:style-name="ce10" table:formula="of:=SUM(IF([.K45]=15;1;0);IF([.L45]=15;1;0);IF([.M45]=15;1;0);IF([.N45]=15;1;0);IF([.J45]=15;1;0))" office:value-type="float" office:value="0" calcext:value-type="float">
            <text:p>0</text:p>
          </table:table-cell>
          <table:table-cell/>
          <table:table-cell table:formula="of:=IF([.P45]=5;[.E45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4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2" table:formula="of:=([.H46]*100)/[.G46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46];1;0);IF([.K46];1;0);IF([.L46];1;0);IF([.M46];1;0);IF([.N46];1;0))" office:value-type="float" office:value="0" calcext:value-type="float">
            <text:p>0</text:p>
          </table:table-cell>
          <table:table-cell table:style-name="ce10" table:formula="of:=SUM(IF([.K46]=15;1;0);IF([.L46]=15;1;0);IF([.M46]=15;1;0);IF([.N46]=15;1;0);IF([.J46]=15;1;0))" office:value-type="float" office:value="0" calcext:value-type="float">
            <text:p>0</text:p>
          </table:table-cell>
          <table:table-cell/>
          <table:table-cell table:formula="of:=IF([.P46]=5;[.E46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2" table:formula="of:=([.H47]*100)/[.G47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47];1;0);IF([.K47];1;0);IF([.L47];1;0);IF([.M47];1;0);IF([.N47];1;0))" office:value-type="float" office:value="0" calcext:value-type="float">
            <text:p>0</text:p>
          </table:table-cell>
          <table:table-cell table:style-name="ce10" table:formula="of:=SUM(IF([.K47]=15;1;0);IF([.L47]=15;1;0);IF([.M47]=15;1;0);IF([.N47]=15;1;0);IF([.J47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00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table:style-name="ce2" table:formula="of:=([.H48]*100)/[.G48]" office:value-type="float" office:value="39.7058823529412" calcext:value-type="float">
            <text:p>39,71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48];1;0);IF([.K48];1;0);IF([.L48];1;0);IF([.M48];1;0);IF([.N48];1;0))" office:value-type="float" office:value="5" calcext:value-type="float">
            <text:p>5</text:p>
          </table:table-cell>
          <table:table-cell table:style-name="ce10" table:formula="of:=SUM(IF([.K48]=15;1;0);IF([.L48]=15;1;0);IF([.M48]=15;1;0);IF([.N48]=15;1;0);IF([.J48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table:style-name="ce2" table:formula="of:=([.H49]*100)/[.G49]" office:value-type="float" office:value="48.1481481481482" calcext:value-type="float">
            <text:p>48,15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49];1;0);IF([.K49];1;0);IF([.L49];1;0);IF([.M49];1;0);IF([.N49];1;0))" office:value-type="float" office:value="5" calcext:value-type="float">
            <text:p>5</text:p>
          </table:table-cell>
          <table:table-cell table:style-name="ce10" table:formula="of:=SUM(IF([.K49]=15;1;0);IF([.L49]=15;1;0);IF([.M49]=15;1;0);IF([.N49]=15;1;0);IF([.J49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5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style-name="ce2" table:formula="of:=([.H50]*100)/[.G50]" office:value-type="float" office:value="54.3478260869565" calcext:value-type="float">
            <text:p>54,35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50];1;0);IF([.K50];1;0);IF([.L50];1;0);IF([.M50];1;0);IF([.N50];1;0))" office:value-type="float" office:value="5" calcext:value-type="float">
            <text:p>5</text:p>
          </table:table-cell>
          <table:table-cell table:style-name="ce10" table:formula="of:=SUM(IF([.K50]=15;1;0);IF([.L50]=15;1;0);IF([.M50]=15;1;0);IF([.N50]=15;1;0);IF([.J50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49" calcext:value-type="float">
            <text:p>4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6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style-name="ce2" table:formula="of:=([.H51]*100)/[.G51]" office:value-type="float" office:value="45.4545454545455" calcext:value-type="float">
            <text:p>45,4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IF([.J51];1;0);IF([.K51];1;0);IF([.L51];1;0);IF([.M51];1;0);IF([.N51];1;0))" office:value-type="float" office:value="4" calcext:value-type="float">
            <text:p>4</text:p>
          </table:table-cell>
          <table:table-cell table:style-name="ce10" table:formula="of:=SUM(IF([.K51]=15;1;0);IF([.L51]=15;1;0);IF([.M51]=15;1;0);IF([.N51]=15;1;0);IF([.J51]=15;1;0)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0" calcext:value-type="float">
            <text:p>5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4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ce2" table:formula="of:=([.H52]*100)/[.G52]" office:value-type="float" office:value="45.8333333333333" calcext:value-type="float">
            <text:p>45,8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SUM(IF([.J52];1;0);IF([.K52];1;0);IF([.L52];1;0);IF([.M52];1;0);IF([.N52];1;0))" office:value-type="float" office:value="3" calcext:value-type="float">
            <text:p>3</text:p>
          </table:table-cell>
          <table:table-cell table:style-name="ce10" table:formula="of:=SUM(IF([.K52]=15;1;0);IF([.L52]=15;1;0);IF([.M52]=15;1;0);IF([.N52]=15;1;0);IF([.J52]=15;1;0)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1" calcext:value-type="float">
            <text:p>5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20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table:style-name="ce2" table:formula="of:=([.H53]*100)/[.G53]" office:value-type="float" office:value="40.2777777777778" calcext:value-type="float">
            <text:p>40,28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SUM(IF([.J53];1;0);IF([.K53];1;0);IF([.L53];1;0);IF([.M53];1;0);IF([.N53];1;0))" office:value-type="float" office:value="5" calcext:value-type="float">
            <text:p>5</text:p>
          </table:table-cell>
          <table:table-cell table:style-name="ce10" table:formula="of:=SUM(IF([.K53]=15;1;0);IF([.L53]=15;1;0);IF([.M53]=15;1;0);IF([.N53]=15;1;0);IF([.J53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52" calcext:value-type="float">
            <text:p>5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style-name="ce2" table:formula="of:=([.H54]*100)/[.G54]" office:value-type="float" office:value="44.4444444444444" calcext:value-type="float">
            <text:p>44,44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SUM(IF([.J54];1;0);IF([.K54];1;0);IF([.L54];1;0);IF([.M54];1;0);IF([.N54];1;0))" office:value-type="float" office:value="5" calcext:value-type="float">
            <text:p>5</text:p>
          </table:table-cell>
          <table:table-cell table:style-name="ce10" table:formula="of:=SUM(IF([.K54]=15;1;0);IF([.L54]=15;1;0);IF([.M54]=15;1;0);IF([.N54]=15;1;0);IF([.J54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53" calcext:value-type="float">
            <text:p>5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70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table:style-name="ce2" table:formula="of:=([.H55]*100)/[.G55]" office:value-type="float" office:value="52.3809523809524" calcext:value-type="float">
            <text:p>52,3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5" calcext:value-type="float">
            <text:p>15</text:p>
          </table:table-cell>
          <table:table-cell table:formula="of:=SUM(IF([.J55];1;0);IF([.K55];1;0);IF([.L55];1;0);IF([.M55];1;0);IF([.N55];1;0))" office:value-type="float" office:value="5" calcext:value-type="float">
            <text:p>5</text:p>
          </table:table-cell>
          <table:table-cell table:style-name="ce10" table:formula="of:=SUM(IF([.K55]=15;1;0);IF([.L55]=15;1;0);IF([.M55]=15;1;0);IF([.N55]=15;1;0);IF([.J55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6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style-name="ce2" table:formula="of:=([.H56]*100)/[.G56]" office:value-type="float" office:value="64.8648648648649" calcext:value-type="float">
            <text:p>64,8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SUM(IF([.J56];1;0);IF([.K56];1;0);IF([.L56];1;0);IF([.M56];1;0);IF([.N56];1;0))" office:value-type="float" office:value="4" calcext:value-type="float">
            <text:p>4</text:p>
          </table:table-cell>
          <table:table-cell table:style-name="ce10" table:formula="of:=SUM(IF([.K56]=15;1;0);IF([.L56]=15;1;0);IF([.M56]=15;1;0);IF([.N56]=15;1;0);IF([.J56]=15;1;0)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5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style-name="ce2" table:formula="of:=([.H57]*100)/[.G57]" office:value-type="float" office:value="56.6666666666667" calcext:value-type="float">
            <text:p>56,6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SUM(IF([.J57];1;0);IF([.K57];1;0);IF([.L57];1;0);IF([.M57];1;0);IF([.N57];1;0))" office:value-type="float" office:value="4" calcext:value-type="float">
            <text:p>4</text:p>
          </table:table-cell>
          <table:table-cell table:style-name="ce10" table:formula="of:=SUM(IF([.K57]=15;1;0);IF([.L57]=15;1;0);IF([.M57]=15;1;0);IF([.N57]=15;1;0);IF([.J57]=15;1;0)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56" calcext:value-type="float">
            <text:p>5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30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table:style-name="ce2" table:formula="of:=([.H58]*100)/[.G58]" office:value-type="float" office:value="34.375" calcext:value-type="float">
            <text:p>34,3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58];1;0);IF([.K58];1;0);IF([.L58];1;0);IF([.M58];1;0);IF([.N58];1;0))" office:value-type="float" office:value="4" calcext:value-type="float">
            <text:p>4</text:p>
          </table:table-cell>
          <table:table-cell table:style-name="ce10" table:formula="of:=SUM(IF([.K58]=15;1;0);IF([.L58]=15;1;0);IF([.M58]=15;1;0);IF([.N58]=15;1;0);IF([.J58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57" calcext:value-type="float">
            <text:p>5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5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2" table:formula="of:=([.H59]*100)/[.G59]" office:value-type="float" office:value="41.6666666666667" calcext:value-type="float">
            <text:p>41,6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59];1;0);IF([.K59];1;0);IF([.L59];1;0);IF([.M59];1;0);IF([.N59];1;0))" office:value-type="float" office:value="4" calcext:value-type="float">
            <text:p>4</text:p>
          </table:table-cell>
          <table:table-cell table:style-name="ce10" table:formula="of:=SUM(IF([.K59]=15;1;0);IF([.L59]=15;1;0);IF([.M59]=15;1;0);IF([.N59]=15;1;0);IF([.J59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58" calcext:value-type="float">
            <text:p>5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3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table:style-name="ce2" table:formula="of:=([.H60]*100)/[.G60]" office:value-type="float" office:value="53.8461538461539" calcext:value-type="float">
            <text:p>53,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60];1;0);IF([.K60];1;0);IF([.L60];1;0);IF([.M60];1;0);IF([.N60];1;0))" office:value-type="float" office:value="4" calcext:value-type="float">
            <text:p>4</text:p>
          </table:table-cell>
          <table:table-cell table:style-name="ce10" table:formula="of:=SUM(IF([.K60]=15;1;0);IF([.L60]=15;1;0);IF([.M60]=15;1;0);IF([.N60]=15;1;0);IF([.J60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59" calcext:value-type="float">
            <text:p>5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60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style-name="ce2" table:formula="of:=([.H61]*100)/[.G61]" office:value-type="float" office:value="54.2857142857143" calcext:value-type="float">
            <text:p>54,2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61];1;0);IF([.K61];1;0);IF([.L61];1;0);IF([.M61];1;0);IF([.N61];1;0))" office:value-type="float" office:value="3" calcext:value-type="float">
            <text:p>3</text:p>
          </table:table-cell>
          <table:table-cell table:style-name="ce10" table:formula="of:=SUM(IF([.K61]=15;1;0);IF([.L61]=15;1;0);IF([.M61]=15;1;0);IF([.N61]=15;1;0);IF([.J61]=15;1;0)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20" calcext:value-type="float">
            <text:p>2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5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style-name="ce2" table:formula="of:=([.H62]*100)/[.G62]" office:value-type="float" office:value="51.7241379310345" calcext:value-type="float">
            <text:p>51,7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62];1;0);IF([.K62];1;0);IF([.L62];1;0);IF([.M62];1;0);IF([.N62];1;0))" office:value-type="float" office:value="4" calcext:value-type="float">
            <text:p>4</text:p>
          </table:table-cell>
          <table:table-cell table:style-name="ce10" table:formula="of:=SUM(IF([.K62]=15;1;0);IF([.L62]=15;1;0);IF([.M62]=15;1;0);IF([.N62]=15;1;0);IF([.J62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61" calcext:value-type="float">
            <text:p>6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H63]*100)/[.G63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63];1;0);IF([.K63];1;0);IF([.L63];1;0);IF([.M63];1;0);IF([.N63];1;0))" office:value-type="float" office:value="0" calcext:value-type="float">
            <text:p>0</text:p>
          </table:table-cell>
          <table:table-cell table:style-name="ce10" table:formula="of:=SUM(IF([.K63]=15;1;0);IF([.L63]=15;1;0);IF([.M63]=15;1;0);IF([.N63]=15;1;0);IF([.J63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" table:formula="of:=([.H64]*100)/[.G64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64];1;0);IF([.K64];1;0);IF([.L64];1;0);IF([.M64];1;0);IF([.N64];1;0))" office:value-type="float" office:value="0" calcext:value-type="float">
            <text:p>0</text:p>
          </table:table-cell>
          <table:table-cell table:style-name="ce10" table:formula="of:=SUM(IF([.K64]=15;1;0);IF([.L64]=15;1;0);IF([.M64]=15;1;0);IF([.N64]=15;1;0);IF([.J64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3" calcext:value-type="float">
            <text:p>6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([.H65]*100)/[.G65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65];1;0);IF([.K65];1;0);IF([.L65];1;0);IF([.M65];1;0);IF([.N65];1;0))" office:value-type="float" office:value="0" calcext:value-type="float">
            <text:p>0</text:p>
          </table:table-cell>
          <table:table-cell table:style-name="ce10" table:formula="of:=SUM(IF([.K65]=15;1;0);IF([.L65]=15;1;0);IF([.M65]=15;1;0);IF([.N65]=15;1;0);IF([.J65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4" calcext:value-type="float">
            <text:p>6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H66]*100)/[.G66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66];1;0);IF([.K66];1;0);IF([.L66];1;0);IF([.M66];1;0);IF([.N66];1;0))" office:value-type="float" office:value="0" calcext:value-type="float">
            <text:p>0</text:p>
          </table:table-cell>
          <table:table-cell table:style-name="ce10" table:formula="of:=SUM(IF([.K66]=15;1;0);IF([.L66]=15;1;0);IF([.M66]=15;1;0);IF([.N66]=15;1;0);IF([.J66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5" calcext:value-type="float">
            <text:p>6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H67]*100)/[.G67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67];1;0);IF([.K67];1;0);IF([.L67];1;0);IF([.M67];1;0);IF([.N67];1;0))" office:value-type="float" office:value="0" calcext:value-type="float">
            <text:p>0</text:p>
          </table:table-cell>
          <table:table-cell table:style-name="ce10" table:formula="of:=SUM(IF([.K67]=15;1;0);IF([.L67]=15;1;0);IF([.M67]=15;1;0);IF([.N67]=15;1;0);IF([.J67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6" calcext:value-type="float">
            <text:p>6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8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2" table:formula="of:=([.H68]*100)/[.G68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68];1;0);IF([.K68];1;0);IF([.L68];1;0);IF([.M68];1;0);IF([.N68];1;0))" office:value-type="float" office:value="0" calcext:value-type="float">
            <text:p>0</text:p>
          </table:table-cell>
          <table:table-cell table:style-name="ce10" table:formula="of:=SUM(IF([.K68]=15;1;0);IF([.L68]=15;1;0);IF([.M68]=15;1;0);IF([.N68]=15;1;0);IF([.J68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7" calcext:value-type="float">
            <text:p>6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6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2" table:formula="of:=([.H69]*100)/[.G69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69];1;0);IF([.K69];1;0);IF([.L69];1;0);IF([.M69];1;0);IF([.N69];1;0))" office:value-type="float" office:value="0" calcext:value-type="float">
            <text:p>0</text:p>
          </table:table-cell>
          <table:table-cell table:style-name="ce10" table:formula="of:=SUM(IF([.K69]=15;1;0);IF([.L69]=15;1;0);IF([.M69]=15;1;0);IF([.N69]=15;1;0);IF([.J69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8" calcext:value-type="float">
            <text:p>6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" table:formula="of:=([.H70]*100)/[.G70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70];1;0);IF([.K70];1;0);IF([.L70];1;0);IF([.M70];1;0);IF([.N70];1;0))" office:value-type="float" office:value="0" calcext:value-type="float">
            <text:p>0</text:p>
          </table:table-cell>
          <table:table-cell table:style-name="ce10" table:formula="of:=SUM(IF([.K70]=15;1;0);IF([.L70]=15;1;0);IF([.M70]=15;1;0);IF([.N70]=15;1;0);IF([.J70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69" calcext:value-type="float">
            <text:p>6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3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2" table:formula="of:=([.H71]*100)/[.G71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71];1;0);IF([.K71];1;0);IF([.L71];1;0);IF([.M71];1;0);IF([.N71];1;0))" office:value-type="float" office:value="0" calcext:value-type="float">
            <text:p>0</text:p>
          </table:table-cell>
          <table:table-cell table:style-name="ce10" table:formula="of:=SUM(IF([.K71]=15;1;0);IF([.L71]=15;1;0);IF([.M71]=15;1;0);IF([.N71]=15;1;0);IF([.J71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70" calcext:value-type="float">
            <text:p>7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2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2" table:formula="of:=([.H72]*100)/[.G72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72];1;0);IF([.K72];1;0);IF([.L72];1;0);IF([.M72];1;0);IF([.N72];1;0))" office:value-type="float" office:value="0" calcext:value-type="float">
            <text:p>0</text:p>
          </table:table-cell>
          <table:table-cell table:style-name="ce10" table:formula="of:=SUM(IF([.K72]=15;1;0);IF([.L72]=15;1;0);IF([.M72]=15;1;0);IF([.N72]=15;1;0);IF([.J72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71" calcext:value-type="float">
            <text:p>7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90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style-name="ce2" table:formula="of:=([.H73]*100)/[.G73]" office:value-type="float" office:value="16.0714285714286" calcext:value-type="float">
            <text:p>16,0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IF([.J73];1;0);IF([.K73];1;0);IF([.L73];1;0);IF([.M73];1;0);IF([.N73];1;0))" office:value-type="float" office:value="3" calcext:value-type="float">
            <text:p>3</text:p>
          </table:table-cell>
          <table:table-cell table:style-name="ce10" table:formula="of:=SUM(IF([.K73]=15;1;0);IF([.L73]=15;1;0);IF([.M73]=15;1;0);IF([.N73]=15;1;0);IF([.J73]=15;1;0)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72" calcext:value-type="float">
            <text:p>7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style-name="ce2" table:formula="of:=([.H74]*100)/[.G74]" office:value-type="float" office:value="13.6363636363636" calcext:value-type="float">
            <text:p>13,6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SUM(IF([.J74];1;0);IF([.K74];1;0);IF([.L74];1;0);IF([.M74];1;0);IF([.N74];1;0))" office:value-type="float" office:value="3" calcext:value-type="float">
            <text:p>3</text:p>
          </table:table-cell>
          <table:table-cell table:style-name="ce10" table:formula="of:=SUM(IF([.K74]=15;1;0);IF([.L74]=15;1;0);IF([.M74]=15;1;0);IF([.N74]=15;1;0);IF([.J74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73" calcext:value-type="float">
            <text:p>7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style-name="ce2" table:formula="of:=([.H75]*100)/[.G75]" office:value-type="float" office:value="14.2857142857143" calcext:value-type="float">
            <text:p>14,2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IF([.J75];1;0);IF([.K75];1;0);IF([.L75];1;0);IF([.M75];1;0);IF([.N75];1;0))" office:value-type="float" office:value="3" calcext:value-type="float">
            <text:p>3</text:p>
          </table:table-cell>
          <table:table-cell table:style-name="ce10" table:formula="of:=SUM(IF([.K75]=15;1;0);IF([.L75]=15;1;0);IF([.M75]=15;1;0);IF([.N75]=15;1;0);IF([.J75]=15;1;0)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74" calcext:value-type="float">
            <text:p>7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5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2" table:formula="of:=([.H76]*100)/[.G76]" office:value-type="float" office:value="8.69565217391304" calcext:value-type="float">
            <text:p>8,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J76];1;0);IF([.K76];1;0);IF([.L76];1;0);IF([.M76];1;0);IF([.N76];1;0))" office:value-type="float" office:value="1" calcext:value-type="float">
            <text:p>1</text:p>
          </table:table-cell>
          <table:table-cell table:style-name="ce10" table:formula="of:=SUM(IF([.K76]=15;1;0);IF([.L76]=15;1;0);IF([.M76]=15;1;0);IF([.N76]=15;1;0);IF([.J76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75" calcext:value-type="float">
            <text:p>7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3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formula="of:=([.H77]*100)/[.G77]" office:value-type="float" office:value="15" calcext:value-type="float">
            <text:p>15,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SUM(IF([.J77];1;0);IF([.K77];1;0);IF([.L77];1;0);IF([.M77];1;0);IF([.N77];1;0))" office:value-type="float" office:value="2" calcext:value-type="float">
            <text:p>2</text:p>
          </table:table-cell>
          <table:table-cell table:style-name="ce10" table:formula="of:=SUM(IF([.K77]=15;1;0);IF([.L77]=15;1;0);IF([.M77]=15;1;0);IF([.N77]=15;1;0);IF([.J77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76" calcext:value-type="float">
            <text:p>7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90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table:style-name="ce2" table:formula="of:=([.H78]*100)/[.G78]" office:value-type="float" office:value="56.7164179104478" calcext:value-type="float">
            <text:p>56,72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78];1;0);IF([.K78];1;0);IF([.L78];1;0);IF([.M78];1;0);IF([.N78];1;0))" office:value-type="float" office:value="5" calcext:value-type="float">
            <text:p>5</text:p>
          </table:table-cell>
          <table:table-cell table:style-name="ce10" table:formula="of:=SUM(IF([.K78]=15;1;0);IF([.L78]=15;1;0);IF([.M78]=15;1;0);IF([.N78]=15;1;0);IF([.J78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77" calcext:value-type="float">
            <text:p>7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2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style-name="ce2" table:formula="of:=([.H79]*100)/[.G79]" office:value-type="float" office:value="86.5384615384615" calcext:value-type="float">
            <text:p>86,54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79];1;0);IF([.K79];1;0);IF([.L79];1;0);IF([.M79];1;0);IF([.N79];1;0))" office:value-type="float" office:value="5" calcext:value-type="float">
            <text:p>5</text:p>
          </table:table-cell>
          <table:table-cell table:style-name="ce10" table:formula="of:=SUM(IF([.K79]=15;1;0);IF([.L79]=15;1;0);IF([.M79]=15;1;0);IF([.N79]=15;1;0);IF([.J79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78" calcext:value-type="float">
            <text:p>7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5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table:style-name="ce2" table:formula="of:=([.H80]*100)/[.G80]" office:value-type="float" office:value="72.5490196078431" calcext:value-type="float">
            <text:p>72,55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80];1;0);IF([.K80];1;0);IF([.L80];1;0);IF([.M80];1;0);IF([.N80];1;0))" office:value-type="float" office:value="5" calcext:value-type="float">
            <text:p>5</text:p>
          </table:table-cell>
          <table:table-cell table:style-name="ce10" table:formula="of:=SUM(IF([.K80]=15;1;0);IF([.L80]=15;1;0);IF([.M80]=15;1;0);IF([.N80]=15;1;0);IF([.J80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79" calcext:value-type="float">
            <text:p>7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string" calcext:value-type="string">
            <text:p>≃58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table:style-name="ce2" table:formula="of:=([.H81]*100)/[.G81]" office:value-type="float" office:value="71.7948717948718" calcext:value-type="float">
            <text:p>71,79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81];1;0);IF([.K81];1;0);IF([.L81];1;0);IF([.M81];1;0);IF([.N81];1;0))" office:value-type="float" office:value="5" calcext:value-type="float">
            <text:p>5</text:p>
          </table:table-cell>
          <table:table-cell table:style-name="ce10" table:formula="of:=SUM(IF([.K81]=15;1;0);IF([.L81]=15;1;0);IF([.M81]=15;1;0);IF([.N81]=15;1;0);IF([.J81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80" calcext:value-type="float">
            <text:p>8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string" calcext:value-type="string">
            <text:p>≃4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table:style-name="ce2" table:formula="of:=([.H82]*100)/[.G82]" office:value-type="float" office:value="40.4761904761905" calcext:value-type="float">
            <text:p>40,4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table:formula="of:=SUM(IF([.J82];1;0);IF([.K82];1;0);IF([.L82];1;0);IF([.M82];1;0);IF([.N82];1;0))" office:value-type="float" office:value="4" calcext:value-type="float">
            <text:p>4</text:p>
          </table:table-cell>
          <table:table-cell table:style-name="ce10" table:formula="of:=SUM(IF([.K82]=15;1;0);IF([.L82]=15;1;0);IF([.M82]=15;1;0);IF([.N82]=15;1;0);IF([.J82]=15;1;0))" office:value-type="float" office:value="4" calcext:value-type="float">
            <text:p>4</text:p>
          </table:table-cell>
          <table:table-cell/>
          <table:table-cell table:formula="of:=IF([.P82]=5;[.E82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81" calcext:value-type="float">
            <text:p>8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string" calcext:value-type="string">
            <text:p>≃1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2" table:formula="of:=([.H83]*100)/[.G83]" office:value-type="float" office:value="50" calcext:value-type="float">
            <text:p>50,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83];1;0);IF([.K83];1;0);IF([.L83];1;0);IF([.M83];1;0);IF([.N83];1;0))" office:value-type="float" office:value="4" calcext:value-type="float">
            <text:p>4</text:p>
          </table:table-cell>
          <table:table-cell table:style-name="ce10" table:formula="of:=SUM(IF([.K83]=15;1;0);IF([.L83]=15;1;0);IF([.M83]=15;1;0);IF([.N83]=15;1;0);IF([.J83]=15;1;0))" office:value-type="float" office:value="4" calcext:value-type="float">
            <text:p>4</text:p>
          </table:table-cell>
          <table:table-cell/>
          <table:table-cell table:formula="of:=IF([.P83]=5;[.E83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82" calcext:value-type="float">
            <text:p>8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string" calcext:value-type="string">
            <text:p>≃70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table:style-name="ce2" table:formula="of:=([.H84]*100)/[.G84]" office:value-type="float" office:value="65.1162790697674" calcext:value-type="float">
            <text:p>65,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84];1;0);IF([.K84];1;0);IF([.L84];1;0);IF([.M84];1;0);IF([.N84];1;0))" office:value-type="float" office:value="4" calcext:value-type="float">
            <text:p>4</text:p>
          </table:table-cell>
          <table:table-cell table:style-name="ce10" table:formula="of:=SUM(IF([.K84]=15;1;0);IF([.L84]=15;1;0);IF([.M84]=15;1;0);IF([.N84]=15;1;0);IF([.J84]=15;1;0))" office:value-type="float" office:value="4" calcext:value-type="float">
            <text:p>4</text:p>
          </table:table-cell>
          <table:table-cell/>
          <table:table-cell table:formula="of:=IF([.P84]=5;[.E84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83" calcext:value-type="float">
            <text:p>8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string" calcext:value-type="string">
            <text:p>≃65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style-name="ce2" table:formula="of:=([.H85]*100)/[.G85]" office:value-type="float" office:value="65.7894736842105" calcext:value-type="float">
            <text:p>65,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85];1;0);IF([.K85];1;0);IF([.L85];1;0);IF([.M85];1;0);IF([.N85];1;0))" office:value-type="float" office:value="4" calcext:value-type="float">
            <text:p>4</text:p>
          </table:table-cell>
          <table:table-cell table:style-name="ce10" table:formula="of:=SUM(IF([.K85]=15;1;0);IF([.L85]=15;1;0);IF([.M85]=15;1;0);IF([.N85]=15;1;0);IF([.J85]=15;1;0))" office:value-type="float" office:value="3" calcext:value-type="float">
            <text:p>3</text:p>
          </table:table-cell>
          <table:table-cell/>
          <table:table-cell table:formula="of:=IF([.P85]=5;[.E85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84" calcext:value-type="float">
            <text:p>8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style-name="ce2" table:formula="of:=([.H86]*100)/[.G86]" office:value-type="float" office:value="57.1428571428571" calcext:value-type="float">
            <text:p>57,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86];1;0);IF([.K86];1;0);IF([.L86];1;0);IF([.M86];1;0);IF([.N86];1;0))" office:value-type="float" office:value="4" calcext:value-type="float">
            <text:p>4</text:p>
          </table:table-cell>
          <table:table-cell table:style-name="ce10" table:formula="of:=SUM(IF([.K86]=15;1;0);IF([.L86]=15;1;0);IF([.M86]=15;1;0);IF([.N86]=15;1;0);IF([.J86]=15;1;0))" office:value-type="float" office:value="4" calcext:value-type="float">
            <text:p>4</text:p>
          </table:table-cell>
          <table:table-cell/>
          <table:table-cell table:formula="of:=IF([.P86]=5;[.E86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85" calcext:value-type="float">
            <text:p>8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style-name="ce2" table:formula="of:=([.H87]*100)/[.G87]" office:value-type="float" office:value="72" calcext:value-type="float">
            <text:p>72,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87];1;0);IF([.K87];1;0);IF([.L87];1;0);IF([.M87];1;0);IF([.N87];1;0))" office:value-type="float" office:value="4" calcext:value-type="float">
            <text:p>4</text:p>
          </table:table-cell>
          <table:table-cell table:style-name="ce10" table:formula="of:=SUM(IF([.K87]=15;1;0);IF([.L87]=15;1;0);IF([.M87]=15;1;0);IF([.N87]=15;1;0);IF([.J87]=15;1;0))" office:value-type="float" office:value="4" calcext:value-type="float">
            <text:p>4</text:p>
          </table:table-cell>
          <table:table-cell/>
          <table:table-cell table:formula="of:=IF([.P87]=5;[.E87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86" calcext:value-type="float">
            <text:p>8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table:style-name="ce2" table:formula="of:=([.H88]*100)/[.G88]" office:value-type="float" office:value="32.7272727272727" calcext:value-type="float">
            <text:p>32,7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88];1;0);IF([.K88];1;0);IF([.L88];1;0);IF([.M88];1;0);IF([.N88];1;0))" office:value-type="float" office:value="3" calcext:value-type="float">
            <text:p>3</text:p>
          </table:table-cell>
          <table:table-cell table:style-name="ce10" table:formula="of:=SUM(IF([.K88]=15;1;0);IF([.L88]=15;1;0);IF([.M88]=15;1;0);IF([.N88]=15;1;0);IF([.J88]=15;1;0))" office:value-type="float" office:value="3" calcext:value-type="float">
            <text:p>3</text:p>
          </table:table-cell>
          <table:table-cell/>
          <table:table-cell table:formula="of:=IF([.P88]=5;[.E88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87" calcext:value-type="float">
            <text:p>8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style-name="ce2" table:formula="of:=([.H89]*100)/[.G89]" office:value-type="float" office:value="51.1627906976744" calcext:value-type="float">
            <text:p>51,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89];1;0);IF([.K89];1;0);IF([.L89];1;0);IF([.M89];1;0);IF([.N89];1;0))" office:value-type="float" office:value="3" calcext:value-type="float">
            <text:p>3</text:p>
          </table:table-cell>
          <table:table-cell table:style-name="ce10" table:formula="of:=SUM(IF([.K89]=15;1;0);IF([.L89]=15;1;0);IF([.M89]=15;1;0);IF([.N89]=15;1;0);IF([.J89]=15;1;0))" office:value-type="float" office:value="3" calcext:value-type="float">
            <text:p>3</text:p>
          </table:table-cell>
          <table:table-cell/>
          <table:table-cell table:formula="of:=IF([.P89]=5;[.E89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88" calcext:value-type="float">
            <text:p>8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style-name="ce2" table:formula="of:=([.H90]*100)/[.G90]" office:value-type="float" office:value="62.1621621621622" calcext:value-type="float">
            <text:p>62,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90];1;0);IF([.K90];1;0);IF([.L90];1;0);IF([.M90];1;0);IF([.N90];1;0))" office:value-type="float" office:value="3" calcext:value-type="float">
            <text:p>3</text:p>
          </table:table-cell>
          <table:table-cell table:style-name="ce10" table:formula="of:=SUM(IF([.K90]=15;1;0);IF([.L90]=15;1;0);IF([.M90]=15;1;0);IF([.N90]=15;1;0);IF([.J90]=15;1;0))" office:value-type="float" office:value="3" calcext:value-type="float">
            <text:p>3</text:p>
          </table:table-cell>
          <table:table-cell/>
          <table:table-cell table:formula="of:=IF([.P90]=5;[.E90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89" calcext:value-type="float">
            <text:p>8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table:style-name="ce2" table:formula="of:=([.H91]*100)/[.G91]" office:value-type="float" office:value="69.6969696969697" calcext:value-type="float">
            <text:p>69,7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91];1;0);IF([.K91];1;0);IF([.L91];1;0);IF([.M91];1;0);IF([.N91];1;0))" office:value-type="float" office:value="3" calcext:value-type="float">
            <text:p>3</text:p>
          </table:table-cell>
          <table:table-cell table:style-name="ce10" table:formula="of:=SUM(IF([.K91]=15;1;0);IF([.L91]=15;1;0);IF([.M91]=15;1;0);IF([.N91]=15;1;0);IF([.J91]=15;1;0))" office:value-type="float" office:value="3" calcext:value-type="float">
            <text:p>3</text:p>
          </table:table-cell>
          <table:table-cell/>
          <table:table-cell table:formula="of:=IF([.P91]=5;[.E91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90" calcext:value-type="float">
            <text:p>9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40" calcext:value-type="float">
            <text:p>4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style-name="ce2" table:formula="of:=([.H92]*100)/[.G92]" office:value-type="float" office:value="48" calcext:value-type="float">
            <text:p>48,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92];1;0);IF([.K92];1;0);IF([.L92];1;0);IF([.M92];1;0);IF([.N92];1;0))" office:value-type="float" office:value="3" calcext:value-type="float">
            <text:p>3</text:p>
          </table:table-cell>
          <table:table-cell table:style-name="ce10" table:formula="of:=SUM(IF([.K92]=15;1;0);IF([.L92]=15;1;0);IF([.M92]=15;1;0);IF([.N92]=15;1;0);IF([.J92]=15;1;0))" office:value-type="float" office:value="3" calcext:value-type="float">
            <text:p>3</text:p>
          </table:table-cell>
          <table:table-cell/>
          <table:table-cell table:formula="of:=IF([.P92]=5;[.E92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91" calcext:value-type="float">
            <text:p>9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2" table:formula="of:=([.H93]*100)/[.G93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93];1;0);IF([.K93];1;0);IF([.L93];1;0);IF([.M93];1;0);IF([.N93];1;0))" office:value-type="float" office:value="0" calcext:value-type="float">
            <text:p>0</text:p>
          </table:table-cell>
          <table:table-cell table:style-name="ce10" table:formula="of:=SUM(IF([.K93]=15;1;0);IF([.L93]=15;1;0);IF([.M93]=15;1;0);IF([.N93]=15;1;0);IF([.J93]=15;1;0))" office:value-type="float" office:value="0" calcext:value-type="float">
            <text:p>0</text:p>
          </table:table-cell>
          <table:table-cell/>
          <table:table-cell table:formula="of:=IF([.P93]=5;[.E93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92" calcext:value-type="float">
            <text:p>9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2" table:formula="of:=([.H94]*100)/[.G94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94];1;0);IF([.K94];1;0);IF([.L94];1;0);IF([.M94];1;0);IF([.N94];1;0))" office:value-type="float" office:value="0" calcext:value-type="float">
            <text:p>0</text:p>
          </table:table-cell>
          <table:table-cell table:style-name="ce10" table:formula="of:=SUM(IF([.K94]=15;1;0);IF([.L94]=15;1;0);IF([.M94]=15;1;0);IF([.N94]=15;1;0);IF([.J94]=15;1;0))" office:value-type="float" office:value="0" calcext:value-type="float">
            <text:p>0</text:p>
          </table:table-cell>
          <table:table-cell/>
          <table:table-cell table:formula="of:=IF([.P94]=5;[.E94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93" calcext:value-type="float">
            <text:p>9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2" table:formula="of:=([.H95]*100)/[.G95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95];1;0);IF([.K95];1;0);IF([.L95];1;0);IF([.M95];1;0);IF([.N95];1;0))" office:value-type="float" office:value="0" calcext:value-type="float">
            <text:p>0</text:p>
          </table:table-cell>
          <table:table-cell table:style-name="ce10" table:formula="of:=SUM(IF([.K95]=15;1;0);IF([.L95]=15;1;0);IF([.M95]=15;1;0);IF([.N95]=15;1;0);IF([.J95]=15;1;0))" office:value-type="float" office:value="0" calcext:value-type="float">
            <text:p>0</text:p>
          </table:table-cell>
          <table:table-cell/>
          <table:table-cell table:formula="of:=IF([.P95]=5;[.E95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94" calcext:value-type="float">
            <text:p>9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([.H96]*100)/[.G96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96];1;0);IF([.K96];1;0);IF([.L96];1;0);IF([.M96];1;0);IF([.N96];1;0))" office:value-type="float" office:value="0" calcext:value-type="float">
            <text:p>0</text:p>
          </table:table-cell>
          <table:table-cell table:style-name="ce10" table:formula="of:=SUM(IF([.K96]=15;1;0);IF([.L96]=15;1;0);IF([.M96]=15;1;0);IF([.N96]=15;1;0);IF([.J96]=15;1;0))" office:value-type="float" office:value="0" calcext:value-type="float">
            <text:p>0</text:p>
          </table:table-cell>
          <table:table-cell/>
          <table:table-cell table:formula="of:=IF([.P96]=5;[.E96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95" calcext:value-type="float">
            <text:p>9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([.H97]*100)/[.G97]" office:value-type="string" office:string-value="" calcext:value-type="error">
            <text:p>#DIV/0!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97];1;0);IF([.K97];1;0);IF([.L97];1;0);IF([.M97];1;0);IF([.N97];1;0))" office:value-type="float" office:value="0" calcext:value-type="float">
            <text:p>0</text:p>
          </table:table-cell>
          <table:table-cell table:style-name="ce10" table:formula="of:=SUM(IF([.K97]=15;1;0);IF([.L97]=15;1;0);IF([.M97]=15;1;0);IF([.N97]=15;1;0);IF([.J97]=15;1;0))" office:value-type="float" office:value="0" calcext:value-type="float">
            <text:p>0</text:p>
          </table:table-cell>
          <table:table-cell/>
          <table:table-cell table:formula="of:=IF([.P97]=5;[.E97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96" calcext:value-type="float">
            <text:p>9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style-name="ce2" table:formula="of:=([.H98]*100)/[.G98]" office:value-type="float" office:value="5.55555555555556" calcext:value-type="float">
            <text:p>5,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IF([.J98];1;0);IF([.K98];1;0);IF([.L98];1;0);IF([.M98];1;0);IF([.N98];1;0))" office:value-type="float" office:value="1" calcext:value-type="float">
            <text:p>1</text:p>
          </table:table-cell>
          <table:table-cell table:style-name="ce10" table:formula="of:=SUM(IF([.K98]=15;1;0);IF([.L98]=15;1;0);IF([.M98]=15;1;0);IF([.N98]=15;1;0);IF([.J98]=15;1;0))" office:value-type="float" office:value="0" calcext:value-type="float">
            <text:p>0</text:p>
          </table:table-cell>
          <table:table-cell/>
          <table:table-cell table:formula="of:=IF([.P98]=5;[.E98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97" calcext:value-type="float">
            <text:p>9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style-name="ce2" table:formula="of:=([.H99]*100)/[.G99]" office:value-type="float" office:value="6.81818181818182" calcext:value-type="float">
            <text:p>6,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IF([.J99];1;0);IF([.K99];1;0);IF([.L99];1;0);IF([.M99];1;0);IF([.N99];1;0))" office:value-type="float" office:value="1" calcext:value-type="float">
            <text:p>1</text:p>
          </table:table-cell>
          <table:table-cell table:style-name="ce10" table:formula="of:=SUM(IF([.K99]=15;1;0);IF([.L99]=15;1;0);IF([.M99]=15;1;0);IF([.N99]=15;1;0);IF([.J99]=15;1;0))" office:value-type="float" office:value="0" calcext:value-type="float">
            <text:p>0</text:p>
          </table:table-cell>
          <table:table-cell/>
          <table:table-cell table:formula="of:=IF([.P99]=5;[.E99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98" calcext:value-type="float">
            <text:p>9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2" table:formula="of:=([.H100]*100)/[.G100]" office:value-type="float" office:value="3.84615384615385" calcext:value-type="float">
            <text:p>3,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IF([.J100];1;0);IF([.K100];1;0);IF([.L100];1;0);IF([.M100];1;0);IF([.N100];1;0))" office:value-type="float" office:value="1" calcext:value-type="float">
            <text:p>1</text:p>
          </table:table-cell>
          <table:table-cell table:style-name="ce10" table:formula="of:=SUM(IF([.K100]=15;1;0);IF([.L100]=15;1;0);IF([.M100]=15;1;0);IF([.N100]=15;1;0);IF([.J100]=15;1;0))" office:value-type="float" office:value="0" calcext:value-type="float">
            <text:p>0</text:p>
          </table:table-cell>
          <table:table-cell/>
          <table:table-cell table:formula="of:=IF([.P100]=5;[.E100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99" calcext:value-type="float">
            <text:p>9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2" table:formula="of:=([.H101]*100)/[.G101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01];1;0);IF([.K101];1;0);IF([.L101];1;0);IF([.M101];1;0);IF([.N101];1;0))" office:value-type="float" office:value="0" calcext:value-type="float">
            <text:p>0</text:p>
          </table:table-cell>
          <table:table-cell table:style-name="ce10" table:formula="of:=SUM(IF([.K101]=15;1;0);IF([.L101]=15;1;0);IF([.M101]=15;1;0);IF([.N101]=15;1;0);IF([.J101]=15;1;0))" office:value-type="float" office:value="0" calcext:value-type="float">
            <text:p>0</text:p>
          </table:table-cell>
          <table:table-cell/>
          <table:table-cell table:formula="of:=IF([.P101]=5;[.E101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00" calcext:value-type="float">
            <text:p>10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2" table:formula="of:=([.H102]*100)/[.G102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02];1;0);IF([.K102];1;0);IF([.L102];1;0);IF([.M102];1;0);IF([.N102];1;0))" office:value-type="float" office:value="0" calcext:value-type="float">
            <text:p>0</text:p>
          </table:table-cell>
          <table:table-cell table:style-name="ce10" table:formula="of:=SUM(IF([.K102]=15;1;0);IF([.L102]=15;1;0);IF([.M102]=15;1;0);IF([.N102]=15;1;0);IF([.J102]=15;1;0))" office:value-type="float" office:value="0" calcext:value-type="float">
            <text:p>0</text:p>
          </table:table-cell>
          <table:table-cell/>
          <table:table-cell table:formula="of:=IF([.P102]=5;[.E102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01" calcext:value-type="float">
            <text:p>10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table:style-name="ce2" table:formula="of:=([.H103]*100)/[.G103]" office:value-type="float" office:value="46.551724137931" calcext:value-type="float">
            <text:p>46,5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IF([.J103];1;0);IF([.K103];1;0);IF([.L103];1;0);IF([.M103];1;0);IF([.N103];1;0))" office:value-type="float" office:value="5" calcext:value-type="float">
            <text:p>5</text:p>
          </table:table-cell>
          <table:table-cell table:style-name="ce10" table:formula="of:=SUM(IF([.K103]=15;1;0);IF([.L103]=15;1;0);IF([.M103]=15;1;0);IF([.N103]=15;1;0);IF([.J103]=15;1;0))" office:value-type="float" office:value="2" calcext:value-type="float">
            <text:p>2</text:p>
          </table:table-cell>
          <table:table-cell/>
          <table:table-cell table:formula="of:=IF([.P103]=5;[.E103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02" calcext:value-type="float">
            <text:p>10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table:style-name="ce2" table:formula="of:=([.H104]*100)/[.G104]" office:value-type="float" office:value="66.0377358490566" calcext:value-type="float">
            <text:p>66,04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SUM(IF([.J104];1;0);IF([.K104];1;0);IF([.L104];1;0);IF([.M104];1;0);IF([.N104];1;0))" office:value-type="float" office:value="5" calcext:value-type="float">
            <text:p>5</text:p>
          </table:table-cell>
          <table:table-cell table:style-name="ce10" table:formula="of:=SUM(IF([.K104]=15;1;0);IF([.L104]=15;1;0);IF([.M104]=15;1;0);IF([.N104]=15;1;0);IF([.J104]=15;1;0))" office:value-type="float" office:value="4" calcext:value-type="float">
            <text:p>4</text:p>
          </table:table-cell>
          <table:table-cell/>
          <table:table-cell table:formula="of:=IF([.P104]=5;[.E104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03" calcext:value-type="float">
            <text:p>10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table:style-name="ce2" table:formula="of:=([.H105]*100)/[.G105]" office:value-type="float" office:value="63.6363636363636" calcext:value-type="float">
            <text:p>63,6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IF([.J105];1;0);IF([.K105];1;0);IF([.L105];1;0);IF([.M105];1;0);IF([.N105];1;0))" office:value-type="float" office:value="4" calcext:value-type="float">
            <text:p>4</text:p>
          </table:table-cell>
          <table:table-cell table:style-name="ce10" table:formula="of:=SUM(IF([.K105]=15;1;0);IF([.L105]=15;1;0);IF([.M105]=15;1;0);IF([.N105]=15;1;0);IF([.J105]=15;1;0)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04" calcext:value-type="float">
            <text:p>10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style-name="ce2" table:formula="of:=([.H106]*100)/[.G106]" office:value-type="float" office:value="70.3703703703704" calcext:value-type="float">
            <text:p>70,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SUM(IF([.J106];1;0);IF([.K106];1;0);IF([.L106];1;0);IF([.M106];1;0);IF([.N106];1;0))" office:value-type="float" office:value="4" calcext:value-type="float">
            <text:p>4</text:p>
          </table:table-cell>
          <table:table-cell table:style-name="ce10" table:formula="of:=SUM(IF([.K106]=15;1;0);IF([.L106]=15;1;0);IF([.M106]=15;1;0);IF([.N106]=15;1;0);IF([.J106]=15;1;0)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05" calcext:value-type="float">
            <text:p>10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style-name="ce2" table:formula="of:=([.H107]*100)/[.G107]" office:value-type="float" office:value="73.9130434782609" calcext:value-type="float">
            <text:p>73,9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IF([.J107];1;0);IF([.K107];1;0);IF([.L107];1;0);IF([.M107];1;0);IF([.N107];1;0))" office:value-type="float" office:value="3" calcext:value-type="float">
            <text:p>3</text:p>
          </table:table-cell>
          <table:table-cell table:style-name="ce10" table:formula="of:=SUM(IF([.K107]=15;1;0);IF([.L107]=15;1;0);IF([.M107]=15;1;0);IF([.N107]=15;1;0);IF([.J107]=15;1;0)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06" calcext:value-type="float">
            <text:p>10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table:style-name="ce2" table:formula="of:=([.H108]*100)/[.G108]" office:value-type="float" office:value="60.3174603174603" calcext:value-type="float">
            <text:p>60,3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108];1;0);IF([.K108];1;0);IF([.L108];1;0);IF([.M108];1;0);IF([.N108];1;0))" office:value-type="float" office:value="4" calcext:value-type="float">
            <text:p>4</text:p>
          </table:table-cell>
          <table:table-cell table:style-name="ce10" table:formula="of:=SUM(IF([.K108]=15;1;0);IF([.L108]=15;1;0);IF([.M108]=15;1;0);IF([.N108]=15;1;0);IF([.J108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107" calcext:value-type="float">
            <text:p>10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table:style-name="ce2" table:formula="of:=([.H109]*100)/[.G109]" office:value-type="float" office:value="69.5652173913043" calcext:value-type="float">
            <text:p>69,57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109];1;0);IF([.K109];1;0);IF([.L109];1;0);IF([.M109];1;0);IF([.N109];1;0))" office:value-type="float" office:value="5" calcext:value-type="float">
            <text:p>5</text:p>
          </table:table-cell>
          <table:table-cell table:style-name="ce10" table:formula="of:=SUM(IF([.K109]=15;1;0);IF([.L109]=15;1;0);IF([.M109]=15;1;0);IF([.N109]=15;1;0);IF([.J109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08" calcext:value-type="float">
            <text:p>10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style-name="ce2" table:formula="of:=([.H110]*100)/[.G110]" office:value-type="float" office:value="74.4186046511628" calcext:value-type="float">
            <text:p>74,42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SUM(IF([.J110];1;0);IF([.K110];1;0);IF([.L110];1;0);IF([.M110];1;0);IF([.N110];1;0))" office:value-type="float" office:value="5" calcext:value-type="float">
            <text:p>5</text:p>
          </table:table-cell>
          <table:table-cell table:style-name="ce10" table:formula="of:=SUM(IF([.K110]=15;1;0);IF([.L110]=15;1;0);IF([.M110]=15;1;0);IF([.N110]=15;1;0);IF([.J110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109" calcext:value-type="float">
            <text:p>10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style-name="ce2" table:formula="of:=([.H111]*100)/[.G111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11];1;0);IF([.K111];1;0);IF([.L111];1;0);IF([.M111];1;0);IF([.N111];1;0))" office:value-type="float" office:value="0" calcext:value-type="float">
            <text:p>0</text:p>
          </table:table-cell>
          <table:table-cell table:style-name="ce10" table:formula="of:=SUM(IF([.K111]=15;1;0);IF([.L111]=15;1;0);IF([.M111]=15;1;0);IF([.N111]=15;1;0);IF([.J111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10" calcext:value-type="float">
            <text:p>11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2" table:formula="of:=([.H112]*100)/[.G112]" office:value-type="float" office:value="80" calcext:value-type="float">
            <text:p>80,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SUM(IF([.J112];1;0);IF([.K112];1;0);IF([.L112];1;0);IF([.M112];1;0);IF([.N112];1;0))" office:value-type="float" office:value="4" calcext:value-type="float">
            <text:p>4</text:p>
          </table:table-cell>
          <table:table-cell table:style-name="ce10" table:formula="of:=SUM(IF([.K112]=15;1;0);IF([.L112]=15;1;0);IF([.M112]=15;1;0);IF([.N112]=15;1;0);IF([.J112]=15;1;0)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11" calcext:value-type="float">
            <text:p>11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table:style-name="ce2" table:formula="of:=([.H113]*100)/[.G113]" office:value-type="float" office:value="43.6363636363636" calcext:value-type="float">
            <text:p>43,6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113];1;0);IF([.K113];1;0);IF([.L113];1;0);IF([.M113];1;0);IF([.N113];1;0))" office:value-type="float" office:value="4" calcext:value-type="float">
            <text:p>4</text:p>
          </table:table-cell>
          <table:table-cell table:style-name="ce10" table:formula="of:=SUM(IF([.K113]=15;1;0);IF([.L113]=15;1;0);IF([.M113]=15;1;0);IF([.N113]=15;1;0);IF([.J113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112" calcext:value-type="float">
            <text:p>11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table:style-name="ce2" table:formula="of:=([.H114]*100)/[.G114]" office:value-type="float" office:value="58.5365853658537" calcext:value-type="float">
            <text:p>58,5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114];1;0);IF([.K114];1;0);IF([.L114];1;0);IF([.M114];1;0);IF([.N114];1;0))" office:value-type="float" office:value="4" calcext:value-type="float">
            <text:p>4</text:p>
          </table:table-cell>
          <table:table-cell table:style-name="ce10" table:formula="of:=SUM(IF([.K114]=15;1;0);IF([.L114]=15;1;0);IF([.M114]=15;1;0);IF([.N114]=15;1;0);IF([.J114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113" calcext:value-type="float">
            <text:p>11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style-name="ce2" table:formula="of:=([.H115]*100)/[.G115]" office:value-type="float" office:value="72.2222222222222" calcext:value-type="float">
            <text:p>72,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115];1;0);IF([.K115];1;0);IF([.L115];1;0);IF([.M115];1;0);IF([.N115];1;0))" office:value-type="float" office:value="4" calcext:value-type="float">
            <text:p>4</text:p>
          </table:table-cell>
          <table:table-cell table:style-name="ce10" table:formula="of:=SUM(IF([.K115]=15;1;0);IF([.L115]=15;1;0);IF([.M115]=15;1;0);IF([.N115]=15;1;0);IF([.J115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114" calcext:value-type="float">
            <text:p>11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style-name="ce2" table:formula="of:=([.H116]*100)/[.G116]" office:value-type="float" office:value="68.9655172413793" calcext:value-type="float">
            <text:p>68,9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116];1;0);IF([.K116];1;0);IF([.L116];1;0);IF([.M116];1;0);IF([.N116];1;0))" office:value-type="float" office:value="4" calcext:value-type="float">
            <text:p>4</text:p>
          </table:table-cell>
          <table:table-cell table:style-name="ce10" table:formula="of:=SUM(IF([.K116]=15;1;0);IF([.L116]=15;1;0);IF([.M116]=15;1;0);IF([.N116]=15;1;0);IF([.J116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115" calcext:value-type="float">
            <text:p>11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style-name="ce2" table:formula="of:=([.H117]*100)/[.G117]" office:value-type="float" office:value="63.6363636363636" calcext:value-type="float">
            <text:p>63,6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117];1;0);IF([.K117];1;0);IF([.L117];1;0);IF([.M117];1;0);IF([.N117];1;0))" office:value-type="float" office:value="4" calcext:value-type="float">
            <text:p>4</text:p>
          </table:table-cell>
          <table:table-cell table:style-name="ce10" table:formula="of:=SUM(IF([.K117]=15;1;0);IF([.L117]=15;1;0);IF([.M117]=15;1;0);IF([.N117]=15;1;0);IF([.J117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116" calcext:value-type="float">
            <text:p>11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table:style-name="ce2" table:formula="of:=([.H118]*100)/[.G118]" office:value-type="float" office:value="34.6938775510204" calcext:value-type="float">
            <text:p>34,6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SUM(IF([.J118];1;0);IF([.K118];1;0);IF([.L118];1;0);IF([.M118];1;0);IF([.N118];1;0))" office:value-type="float" office:value="3" calcext:value-type="float">
            <text:p>3</text:p>
          </table:table-cell>
          <table:table-cell table:style-name="ce10" table:formula="of:=SUM(IF([.K118]=15;1;0);IF([.L118]=15;1;0);IF([.M118]=15;1;0);IF([.N118]=15;1;0);IF([.J118]=15;1;0)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17" calcext:value-type="float">
            <text:p>11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style-name="ce2" table:formula="of:=([.H119]*100)/[.G119]" office:value-type="float" office:value="60.5263157894737" calcext:value-type="float">
            <text:p>60,5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119];1;0);IF([.K119];1;0);IF([.L119];1;0);IF([.M119];1;0);IF([.N119];1;0))" office:value-type="float" office:value="3" calcext:value-type="float">
            <text:p>3</text:p>
          </table:table-cell>
          <table:table-cell table:style-name="ce10" table:formula="of:=SUM(IF([.K119]=15;1;0);IF([.L119]=15;1;0);IF([.M119]=15;1;0);IF([.N119]=15;1;0);IF([.J119]=15;1;0)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18" calcext:value-type="float">
            <text:p>11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style-name="ce2" table:formula="of:=([.H120]*100)/[.G120]" office:value-type="float" office:value="70" calcext:value-type="float">
            <text:p>70,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120];1;0);IF([.K120];1;0);IF([.L120];1;0);IF([.M120];1;0);IF([.N120];1;0))" office:value-type="float" office:value="3" calcext:value-type="float">
            <text:p>3</text:p>
          </table:table-cell>
          <table:table-cell table:style-name="ce10" table:formula="of:=SUM(IF([.K120]=15;1;0);IF([.L120]=15;1;0);IF([.M120]=15;1;0);IF([.N120]=15;1;0);IF([.J120]=15;1;0)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19" calcext:value-type="float">
            <text:p>11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style-name="ce2" table:formula="of:=([.H121]*100)/[.G121]" office:value-type="float" office:value="62.962962962963" calcext:value-type="float">
            <text:p>62,9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121];1;0);IF([.K121];1;0);IF([.L121];1;0);IF([.M121];1;0);IF([.N121];1;0))" office:value-type="float" office:value="3" calcext:value-type="float">
            <text:p>3</text:p>
          </table:table-cell>
          <table:table-cell table:style-name="ce10" table:formula="of:=SUM(IF([.K121]=15;1;0);IF([.L121]=15;1;0);IF([.M121]=15;1;0);IF([.N121]=15;1;0);IF([.J121]=15;1;0)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20" calcext:value-type="float">
            <text:p>12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60" calcext:value-type="float">
            <text:p>6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2" table:formula="of:=([.H122]*100)/[.G122]" office:value-type="float" office:value="75" calcext:value-type="float">
            <text:p>75,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122];1;0);IF([.K122];1;0);IF([.L122];1;0);IF([.M122];1;0);IF([.N122];1;0))" office:value-type="float" office:value="3" calcext:value-type="float">
            <text:p>3</text:p>
          </table:table-cell>
          <table:table-cell table:style-name="ce10" table:formula="of:=SUM(IF([.K122]=15;1;0);IF([.L122]=15;1;0);IF([.M122]=15;1;0);IF([.N122]=15;1;0);IF([.J122]=15;1;0)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21" calcext:value-type="float">
            <text:p>12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2" table:formula="of:=([.H123]*100)/[.G123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23];1;0);IF([.K123];1;0);IF([.L123];1;0);IF([.M123];1;0);IF([.N123];1;0))" office:value-type="float" office:value="0" calcext:value-type="float">
            <text:p>0</text:p>
          </table:table-cell>
          <table:table-cell table:style-name="ce10" table:formula="of:=SUM(IF([.K123]=15;1;0);IF([.L123]=15;1;0);IF([.M123]=15;1;0);IF([.N123]=15;1;0);IF([.J123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22" calcext:value-type="float">
            <text:p>12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2" table:formula="of:=([.H124]*100)/[.G124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24];1;0);IF([.K124];1;0);IF([.L124];1;0);IF([.M124];1;0);IF([.N124];1;0))" office:value-type="float" office:value="0" calcext:value-type="float">
            <text:p>0</text:p>
          </table:table-cell>
          <table:table-cell table:style-name="ce10" table:formula="of:=SUM(IF([.K124]=15;1;0);IF([.L124]=15;1;0);IF([.M124]=15;1;0);IF([.N124]=15;1;0);IF([.J124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23" calcext:value-type="float">
            <text:p>12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2" table:formula="of:=([.H125]*100)/[.G125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25];1;0);IF([.K125];1;0);IF([.L125];1;0);IF([.M125];1;0);IF([.N125];1;0))" office:value-type="float" office:value="0" calcext:value-type="float">
            <text:p>0</text:p>
          </table:table-cell>
          <table:table-cell table:style-name="ce10" table:formula="of:=SUM(IF([.K125]=15;1;0);IF([.L125]=15;1;0);IF([.M125]=15;1;0);IF([.N125]=15;1;0);IF([.J125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24" calcext:value-type="float">
            <text:p>12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2" table:formula="of:=([.H126]*100)/[.G126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26];1;0);IF([.K126];1;0);IF([.L126];1;0);IF([.M126];1;0);IF([.N126];1;0))" office:value-type="float" office:value="0" calcext:value-type="float">
            <text:p>0</text:p>
          </table:table-cell>
          <table:table-cell table:style-name="ce10" table:formula="of:=SUM(IF([.K126]=15;1;0);IF([.L126]=15;1;0);IF([.M126]=15;1;0);IF([.N126]=15;1;0);IF([.J126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25" calcext:value-type="float">
            <text:p>12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table:formula="of:=([.H127]*100)/[.G127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27];1;0);IF([.K127];1;0);IF([.L127];1;0);IF([.M127];1;0);IF([.N127];1;0))" office:value-type="float" office:value="0" calcext:value-type="float">
            <text:p>0</text:p>
          </table:table-cell>
          <table:table-cell table:style-name="ce10" table:formula="of:=SUM(IF([.K127]=15;1;0);IF([.L127]=15;1;0);IF([.M127]=15;1;0);IF([.N127]=15;1;0);IF([.J127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26" calcext:value-type="float">
            <text:p>12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style-name="ce2" table:formula="of:=([.H128]*100)/[.G128]" office:value-type="float" office:value="12.5" calcext:value-type="float">
            <text:p>12,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J128];1;0);IF([.K128];1;0);IF([.L128];1;0);IF([.M128];1;0);IF([.N128];1;0))" office:value-type="float" office:value="2" calcext:value-type="float">
            <text:p>2</text:p>
          </table:table-cell>
          <table:table-cell table:style-name="ce10" table:formula="of:=SUM(IF([.K128]=15;1;0);IF([.L128]=15;1;0);IF([.M128]=15;1;0);IF([.N128]=15;1;0);IF([.J128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27" calcext:value-type="float">
            <text:p>12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style-name="ce2" table:formula="of:=([.H129]*100)/[.G129]" office:value-type="float" office:value="20.5128205128205" calcext:value-type="float">
            <text:p>20,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J129];1;0);IF([.K129];1;0);IF([.L129];1;0);IF([.M129];1;0);IF([.N129];1;0))" office:value-type="float" office:value="2" calcext:value-type="float">
            <text:p>2</text:p>
          </table:table-cell>
          <table:table-cell table:style-name="ce10" table:formula="of:=SUM(IF([.K129]=15;1;0);IF([.L129]=15;1;0);IF([.M129]=15;1;0);IF([.N129]=15;1;0);IF([.J129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28" calcext:value-type="float">
            <text:p>12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2" table:formula="of:=([.H130]*100)/[.G130]" office:value-type="float" office:value="14.2857142857143" calcext:value-type="float">
            <text:p>14,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J130];1;0);IF([.K130];1;0);IF([.L130];1;0);IF([.M130];1;0);IF([.N130];1;0))" office:value-type="float" office:value="1" calcext:value-type="float">
            <text:p>1</text:p>
          </table:table-cell>
          <table:table-cell table:style-name="ce10" table:formula="of:=SUM(IF([.K130]=15;1;0);IF([.L130]=15;1;0);IF([.M130]=15;1;0);IF([.N130]=15;1;0);IF([.J130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29" calcext:value-type="float">
            <text:p>12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2" table:formula="of:=([.H131]*100)/[.G131]" office:value-type="float" office:value="13.0434782608696" calcext:value-type="float">
            <text:p>13,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J131];1;0);IF([.K131];1;0);IF([.L131];1;0);IF([.M131];1;0);IF([.N131];1;0))" office:value-type="float" office:value="1" calcext:value-type="float">
            <text:p>1</text:p>
          </table:table-cell>
          <table:table-cell table:style-name="ce10" table:formula="of:=SUM(IF([.K131]=15;1;0);IF([.L131]=15;1;0);IF([.M131]=15;1;0);IF([.N131]=15;1;0);IF([.J131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30" calcext:value-type="float">
            <text:p>13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2" table:formula="of:=([.H132]*100)/[.G132]" office:value-type="float" office:value="6.66666666666667" calcext:value-type="float">
            <text:p>6,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J132];1;0);IF([.K132];1;0);IF([.L132];1;0);IF([.M132];1;0);IF([.N132];1;0))" office:value-type="float" office:value="1" calcext:value-type="float">
            <text:p>1</text:p>
          </table:table-cell>
          <table:table-cell table:style-name="ce10" table:formula="of:=SUM(IF([.K132]=15;1;0);IF([.L132]=15;1;0);IF([.M132]=15;1;0);IF([.N132]=15;1;0);IF([.J132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31" calcext:value-type="float">
            <text:p>13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style-name="ce2" table:formula="of:=([.H133]*100)/[.G133]" office:value-type="float" office:value="86.7924528301887" calcext:value-type="float">
            <text:p>86,79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133];1;0);IF([.K133];1;0);IF([.L133];1;0);IF([.M133];1;0);IF([.N133];1;0))" office:value-type="float" office:value="5" calcext:value-type="float">
            <text:p>5</text:p>
          </table:table-cell>
          <table:table-cell table:style-name="ce10" table:formula="of:=SUM(IF([.K133]=15;1;0);IF([.L133]=15;1;0);IF([.M133]=15;1;0);IF([.N133]=15;1;0);IF([.J133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32" calcext:value-type="float">
            <text:p>13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style-name="ce2" table:formula="of:=([.H134]*100)/[.G134]" office:value-type="float" office:value="68.0851063829787" calcext:value-type="float">
            <text:p>68,0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SUM(IF([.J134];1;0);IF([.K134];1;0);IF([.L134];1;0);IF([.M134];1;0);IF([.N134];1;0))" office:value-type="float" office:value="5" calcext:value-type="float">
            <text:p>5</text:p>
          </table:table-cell>
          <table:table-cell table:style-name="ce10" table:formula="of:=SUM(IF([.K134]=15;1;0);IF([.L134]=15;1;0);IF([.M134]=15;1;0);IF([.N134]=15;1;0);IF([.J134]=15;1;0))" office:value-type="float" office:value="4" calcext:value-type="float">
            <text:p>4</text:p>
          </table:table-cell>
          <table:table-cell/>
          <table:table-cell table:formula="of:=IF([.P134]=5;[.E134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33" calcext:value-type="float">
            <text:p>13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style-name="ce2" table:formula="of:=([.H135]*100)/[.G135]" office:value-type="float" office:value="83.8709677419355" calcext:value-type="float">
            <text:p>83,8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135];1;0);IF([.K135];1;0);IF([.L135];1;0);IF([.M135];1;0);IF([.N135];1;0))" office:value-type="float" office:value="5" calcext:value-type="float">
            <text:p>5</text:p>
          </table:table-cell>
          <table:table-cell table:style-name="ce10" table:formula="of:=SUM(IF([.K135]=15;1;0);IF([.L135]=15;1;0);IF([.M135]=15;1;0);IF([.N135]=15;1;0);IF([.J135]=15;1;0))" office:value-type="float" office:value="3" calcext:value-type="float">
            <text:p>3</text:p>
          </table:table-cell>
          <table:table-cell/>
          <table:table-cell table:formula="of:=IF([.P135]=5;[.E135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34" calcext:value-type="float">
            <text:p>13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style-name="ce2" table:formula="of:=([.H136]*100)/[.G136]" office:value-type="float" office:value="90.3225806451613" calcext:value-type="float">
            <text:p>90,3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SUM(IF([.J136];1;0);IF([.K136];1;0);IF([.L136];1;0);IF([.M136];1;0);IF([.N136];1;0))" office:value-type="float" office:value="4" calcext:value-type="float">
            <text:p>4</text:p>
          </table:table-cell>
          <table:table-cell table:style-name="ce10" table:formula="of:=SUM(IF([.K136]=15;1;0);IF([.L136]=15;1;0);IF([.M136]=15;1;0);IF([.N136]=15;1;0);IF([.J136]=15;1;0)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35" calcext:value-type="float">
            <text:p>13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2" table:formula="of:=([.H137]*100)/[.G137]" office:value-type="float" office:value="95.6521739130435" calcext:value-type="float">
            <text:p>95,6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IF([.J137];1;0);IF([.K137];1;0);IF([.L137];1;0);IF([.M137];1;0);IF([.N137];1;0))" office:value-type="float" office:value="3" calcext:value-type="float">
            <text:p>3</text:p>
          </table:table-cell>
          <table:table-cell table:style-name="ce10" table:formula="of:=SUM(IF([.K137]=15;1;0);IF([.L137]=15;1;0);IF([.M137]=15;1;0);IF([.N137]=15;1;0);IF([.J137]=15;1;0)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36" calcext:value-type="float">
            <text:p>13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table:style-name="ce2" table:formula="of:=([.H138]*100)/[.G138]" office:value-type="float" office:value="61.1111111111111" calcext:value-type="float">
            <text:p>61,11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138];1;0);IF([.K138];1;0);IF([.L138];1;0);IF([.M138];1;0);IF([.N138];1;0))" office:value-type="float" office:value="5" calcext:value-type="float">
            <text:p>5</text:p>
          </table:table-cell>
          <table:table-cell table:style-name="ce10" table:formula="of:=SUM(IF([.K138]=15;1;0);IF([.L138]=15;1;0);IF([.M138]=15;1;0);IF([.N138]=15;1;0);IF([.J138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37" calcext:value-type="float">
            <text:p>13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style-name="ce2" table:formula="of:=([.H139]*100)/[.G139]" office:value-type="float" office:value="86.9565217391304" calcext:value-type="float">
            <text:p>86,96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139];1;0);IF([.K139];1;0);IF([.L139];1;0);IF([.M139];1;0);IF([.N139];1;0))" office:value-type="float" office:value="5" calcext:value-type="float">
            <text:p>5</text:p>
          </table:table-cell>
          <table:table-cell table:style-name="ce10" table:formula="of:=SUM(IF([.K139]=15;1;0);IF([.L139]=15;1;0);IF([.M139]=15;1;0);IF([.N139]=15;1;0);IF([.J139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38" calcext:value-type="float">
            <text:p>13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style-name="ce2" table:formula="of:=([.H140]*100)/[.G140]" office:value-type="float" office:value="80" calcext:value-type="float">
            <text:p>80,00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140];1;0);IF([.K140];1;0);IF([.L140];1;0);IF([.M140];1;0);IF([.N140];1;0))" office:value-type="float" office:value="5" calcext:value-type="float">
            <text:p>5</text:p>
          </table:table-cell>
          <table:table-cell table:style-name="ce10" table:formula="of:=SUM(IF([.K140]=15;1;0);IF([.L140]=15;1;0);IF([.M140]=15;1;0);IF([.N140]=15;1;0);IF([.J140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39" calcext:value-type="float">
            <text:p>13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style-name="ce2" table:formula="of:=([.H141]*100)/[.G141]" office:value-type="float" office:value="85.7142857142857" calcext:value-type="float">
            <text:p>85,71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141];1;0);IF([.K141];1;0);IF([.L141];1;0);IF([.M141];1;0);IF([.N141];1;0))" office:value-type="float" office:value="5" calcext:value-type="float">
            <text:p>5</text:p>
          </table:table-cell>
          <table:table-cell table:style-name="ce10" table:formula="of:=SUM(IF([.K141]=15;1;0);IF([.L141]=15;1;0);IF([.M141]=15;1;0);IF([.N141]=15;1;0);IF([.J141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40" calcext:value-type="float">
            <text:p>14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style-name="ce2" table:formula="of:=([.H142]*100)/[.G142]" office:value-type="float" office:value="86.9565217391304" calcext:value-type="float">
            <text:p>86,9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5" calcext:value-type="float">
            <text:p>15</text:p>
          </table:table-cell>
          <table:table-cell table:formula="of:=SUM(IF([.J142];1;0);IF([.K142];1;0);IF([.L142];1;0);IF([.M142];1;0);IF([.N142];1;0))" office:value-type="float" office:value="4" calcext:value-type="float">
            <text:p>4</text:p>
          </table:table-cell>
          <table:table-cell table:style-name="ce10" table:formula="of:=SUM(IF([.K142]=15;1;0);IF([.L142]=15;1;0);IF([.M142]=15;1;0);IF([.N142]=15;1;0);IF([.J142]=15;1;0))" office:value-type="float" office:value="4" calcext:value-type="float">
            <text:p>4</text:p>
          </table:table-cell>
          <table:table-cell/>
          <table:table-cell table:formula="of:=IF([.P142]=5;[.E142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41" calcext:value-type="float">
            <text:p>14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2" table:formula="of:=([.H143]*100)/[.G143]" office:value-type="float" office:value="41.6666666666667" calcext:value-type="float">
            <text:p>41,6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143];1;0);IF([.K143];1;0);IF([.L143];1;0);IF([.M143];1;0);IF([.N143];1;0))" office:value-type="float" office:value="3" calcext:value-type="float">
            <text:p>3</text:p>
          </table:table-cell>
          <table:table-cell table:style-name="ce10" table:formula="of:=SUM(IF([.K143]=15;1;0);IF([.L143]=15;1;0);IF([.M143]=15;1;0);IF([.N143]=15;1;0);IF([.J143]=15;1;0))" office:value-type="float" office:value="3" calcext:value-type="float">
            <text:p>3</text:p>
          </table:table-cell>
          <table:table-cell/>
          <table:table-cell table:formula="of:=IF([.P143]=5;[.E143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42" calcext:value-type="float">
            <text:p>14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table:style-name="ce2" table:formula="of:=([.H144]*100)/[.G144]" office:value-type="float" office:value="57.1428571428571" calcext:value-type="float">
            <text:p>57,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144];1;0);IF([.K144];1;0);IF([.L144];1;0);IF([.M144];1;0);IF([.N144];1;0))" office:value-type="float" office:value="3" calcext:value-type="float">
            <text:p>3</text:p>
          </table:table-cell>
          <table:table-cell table:style-name="ce10" table:formula="of:=SUM(IF([.K144]=15;1;0);IF([.L144]=15;1;0);IF([.M144]=15;1;0);IF([.N144]=15;1;0);IF([.J144]=15;1;0))" office:value-type="float" office:value="3" calcext:value-type="float">
            <text:p>3</text:p>
          </table:table-cell>
          <table:table-cell/>
          <table:table-cell table:formula="of:=IF([.P144]=5;[.E144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43" calcext:value-type="float">
            <text:p>14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style-name="ce2" table:formula="of:=([.H145]*100)/[.G145]" office:value-type="float" office:value="47.0588235294118" calcext:value-type="float">
            <text:p>47,0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145];1;0);IF([.K145];1;0);IF([.L145];1;0);IF([.M145];1;0);IF([.N145];1;0))" office:value-type="float" office:value="3" calcext:value-type="float">
            <text:p>3</text:p>
          </table:table-cell>
          <table:table-cell table:style-name="ce10" table:formula="of:=SUM(IF([.K145]=15;1;0);IF([.L145]=15;1;0);IF([.M145]=15;1;0);IF([.N145]=15;1;0);IF([.J145]=15;1;0))" office:value-type="float" office:value="3" calcext:value-type="float">
            <text:p>3</text:p>
          </table:table-cell>
          <table:table-cell/>
          <table:table-cell table:formula="of:=IF([.P145]=5;[.E145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44" calcext:value-type="float">
            <text:p>14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style-name="ce2" table:formula="of:=([.H146]*100)/[.G146]" office:value-type="float" office:value="55.5555555555556" calcext:value-type="float">
            <text:p>55,5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146];1;0);IF([.K146];1;0);IF([.L146];1;0);IF([.M146];1;0);IF([.N146];1;0))" office:value-type="float" office:value="4" calcext:value-type="float">
            <text:p>4</text:p>
          </table:table-cell>
          <table:table-cell table:style-name="ce10" table:formula="of:=SUM(IF([.K146]=15;1;0);IF([.L146]=15;1;0);IF([.M146]=15;1;0);IF([.N146]=15;1;0);IF([.J146]=15;1;0))" office:value-type="float" office:value="4" calcext:value-type="float">
            <text:p>4</text:p>
          </table:table-cell>
          <table:table-cell/>
          <table:table-cell table:formula="of:=IF([.P146]=5;[.E146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45" calcext:value-type="float">
            <text:p>14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style-name="ce2" table:formula="of:=([.H147]*100)/[.G147]" office:value-type="float" office:value="56.5217391304348" calcext:value-type="float">
            <text:p>56,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147];1;0);IF([.K147];1;0);IF([.L147];1;0);IF([.M147];1;0);IF([.N147];1;0))" office:value-type="float" office:value="3" calcext:value-type="float">
            <text:p>3</text:p>
          </table:table-cell>
          <table:table-cell table:style-name="ce10" table:formula="of:=SUM(IF([.K147]=15;1;0);IF([.L147]=15;1;0);IF([.M147]=15;1;0);IF([.N147]=15;1;0);IF([.J147]=15;1;0))" office:value-type="float" office:value="3" calcext:value-type="float">
            <text:p>3</text:p>
          </table:table-cell>
          <table:table-cell/>
          <table:table-cell table:formula="of:=IF([.P147]=5;[.E147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46" calcext:value-type="float">
            <text:p>14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style-name="ce2" table:formula="of:=([.H148]*100)/[.G148]" office:value-type="float" office:value="42.8571428571429" calcext:value-type="float">
            <text:p>42,8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148];1;0);IF([.K148];1;0);IF([.L148];1;0);IF([.M148];1;0);IF([.N148];1;0))" office:value-type="float" office:value="3" calcext:value-type="float">
            <text:p>3</text:p>
          </table:table-cell>
          <table:table-cell table:style-name="ce10" table:formula="of:=SUM(IF([.K148]=15;1;0);IF([.L148]=15;1;0);IF([.M148]=15;1;0);IF([.N148]=15;1;0);IF([.J148]=15;1;0))" office:value-type="float" office:value="3" calcext:value-type="float">
            <text:p>3</text:p>
          </table:table-cell>
          <table:table-cell/>
          <table:table-cell table:formula="of:=IF([.P148]=5;[.E148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47" calcext:value-type="float">
            <text:p>14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table:style-name="ce2" table:formula="of:=([.H149]*100)/[.G149]" office:value-type="float" office:value="48.2758620689655" calcext:value-type="float">
            <text:p>48,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IF([.J149];1;0);IF([.K149];1;0);IF([.L149];1;0);IF([.M149];1;0);IF([.N149];1;0))" office:value-type="float" office:value="3" calcext:value-type="float">
            <text:p>3</text:p>
          </table:table-cell>
          <table:table-cell table:style-name="ce10" table:formula="of:=SUM(IF([.K149]=15;1;0);IF([.L149]=15;1;0);IF([.M149]=15;1;0);IF([.N149]=15;1;0);IF([.J149]=15;1;0))" office:value-type="float" office:value="2" calcext:value-type="float">
            <text:p>2</text:p>
          </table:table-cell>
          <table:table-cell/>
          <table:table-cell table:formula="of:=IF([.P149]=5;[.E149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48" calcext:value-type="float">
            <text:p>14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style-name="ce2" table:formula="of:=([.H150]*100)/[.G150]" office:value-type="float" office:value="45.8333333333333" calcext:value-type="float">
            <text:p>45,8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IF([.J150];1;0);IF([.K150];1;0);IF([.L150];1;0);IF([.M150];1;0);IF([.N150];1;0))" office:value-type="float" office:value="3" calcext:value-type="float">
            <text:p>3</text:p>
          </table:table-cell>
          <table:table-cell table:style-name="ce10" table:formula="of:=SUM(IF([.K150]=15;1;0);IF([.L150]=15;1;0);IF([.M150]=15;1;0);IF([.N150]=15;1;0);IF([.J150]=15;1;0))" office:value-type="float" office:value="2" calcext:value-type="float">
            <text:p>2</text:p>
          </table:table-cell>
          <table:table-cell/>
          <table:table-cell table:formula="of:=IF([.P150]=5;[.E150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49" calcext:value-type="float">
            <text:p>14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style-name="ce2" table:formula="of:=([.H151]*100)/[.G151]" office:value-type="float" office:value="76.4705882352941" calcext:value-type="float">
            <text:p>76,4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151];1;0);IF([.K151];1;0);IF([.L151];1;0);IF([.M151];1;0);IF([.N151];1;0))" office:value-type="float" office:value="3" calcext:value-type="float">
            <text:p>3</text:p>
          </table:table-cell>
          <table:table-cell table:style-name="ce10" table:formula="of:=SUM(IF([.K151]=15;1;0);IF([.L151]=15;1;0);IF([.M151]=15;1;0);IF([.N151]=15;1;0);IF([.J151]=15;1;0))" office:value-type="float" office:value="3" calcext:value-type="float">
            <text:p>3</text:p>
          </table:table-cell>
          <table:table-cell/>
          <table:table-cell table:formula="of:=IF([.P151]=5;[.E151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50" calcext:value-type="float">
            <text:p>15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80" calcext:value-type="float">
            <text:p>8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2" table:formula="of:=([.H152]*100)/[.G152]" office:value-type="float" office:value="61.5384615384615" calcext:value-type="float">
            <text:p>61,5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SUM(IF([.J152];1;0);IF([.K152];1;0);IF([.L152];1;0);IF([.M152];1;0);IF([.N152];1;0))" office:value-type="float" office:value="3" calcext:value-type="float">
            <text:p>3</text:p>
          </table:table-cell>
          <table:table-cell table:style-name="ce10" table:formula="of:=SUM(IF([.K152]=15;1;0);IF([.L152]=15;1;0);IF([.M152]=15;1;0);IF([.N152]=15;1;0);IF([.J152]=15;1;0))" office:value-type="float" office:value="2" calcext:value-type="float">
            <text:p>2</text:p>
          </table:table-cell>
          <table:table-cell/>
          <table:table-cell table:formula="of:=IF([.P152]=5;[.E152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51" calcext:value-type="float">
            <text:p>15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2" table:formula="of:=([.H153]*100)/[.G153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53];1;0);IF([.K153];1;0);IF([.L153];1;0);IF([.M153];1;0);IF([.N153];1;0))" office:value-type="float" office:value="0" calcext:value-type="float">
            <text:p>0</text:p>
          </table:table-cell>
          <table:table-cell table:style-name="ce10" table:formula="of:=SUM(IF([.K153]=15;1;0);IF([.L153]=15;1;0);IF([.M153]=15;1;0);IF([.N153]=15;1;0);IF([.J153]=15;1;0))" office:value-type="float" office:value="0" calcext:value-type="float">
            <text:p>0</text:p>
          </table:table-cell>
          <table:table-cell/>
          <table:table-cell table:formula="of:=IF([.P153]=5;[.E153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52" calcext:value-type="float">
            <text:p>15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formula="of:=([.H154]*100)/[.G154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54];1;0);IF([.K154];1;0);IF([.L154];1;0);IF([.M154];1;0);IF([.N154];1;0))" office:value-type="float" office:value="0" calcext:value-type="float">
            <text:p>0</text:p>
          </table:table-cell>
          <table:table-cell table:style-name="ce10" table:formula="of:=SUM(IF([.K154]=15;1;0);IF([.L154]=15;1;0);IF([.M154]=15;1;0);IF([.N154]=15;1;0);IF([.J154]=15;1;0))" office:value-type="float" office:value="0" calcext:value-type="float">
            <text:p>0</text:p>
          </table:table-cell>
          <table:table-cell/>
          <table:table-cell table:formula="of:=IF([.P154]=5;[.E154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53" calcext:value-type="float">
            <text:p>15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2" table:formula="of:=([.H155]*100)/[.G155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55];1;0);IF([.K155];1;0);IF([.L155];1;0);IF([.M155];1;0);IF([.N155];1;0))" office:value-type="float" office:value="0" calcext:value-type="float">
            <text:p>0</text:p>
          </table:table-cell>
          <table:table-cell table:style-name="ce10" table:formula="of:=SUM(IF([.K155]=15;1;0);IF([.L155]=15;1;0);IF([.M155]=15;1;0);IF([.N155]=15;1;0);IF([.J155]=15;1;0))" office:value-type="float" office:value="0" calcext:value-type="float">
            <text:p>0</text:p>
          </table:table-cell>
          <table:table-cell/>
          <table:table-cell table:formula="of:=IF([.P155]=5;[.E155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54" calcext:value-type="float">
            <text:p>15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2" table:formula="of:=([.H156]*100)/[.G156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56];1;0);IF([.K156];1;0);IF([.L156];1;0);IF([.M156];1;0);IF([.N156];1;0))" office:value-type="float" office:value="0" calcext:value-type="float">
            <text:p>0</text:p>
          </table:table-cell>
          <table:table-cell table:style-name="ce10" table:formula="of:=SUM(IF([.K156]=15;1;0);IF([.L156]=15;1;0);IF([.M156]=15;1;0);IF([.N156]=15;1;0);IF([.J156]=15;1;0))" office:value-type="float" office:value="0" calcext:value-type="float">
            <text:p>0</text:p>
          </table:table-cell>
          <table:table-cell/>
          <table:table-cell table:formula="of:=IF([.P156]=5;[.E156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55" calcext:value-type="float">
            <text:p>15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30" calcext:value-type="float">
            <text:p>3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" table:formula="of:=([.H157]*100)/[.G157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57];1;0);IF([.K157];1;0);IF([.L157];1;0);IF([.M157];1;0);IF([.N157];1;0))" office:value-type="float" office:value="0" calcext:value-type="float">
            <text:p>0</text:p>
          </table:table-cell>
          <table:table-cell table:style-name="ce10" table:formula="of:=SUM(IF([.K157]=15;1;0);IF([.L157]=15;1;0);IF([.M157]=15;1;0);IF([.N157]=15;1;0);IF([.J157]=15;1;0))" office:value-type="float" office:value="0" calcext:value-type="float">
            <text:p>0</text:p>
          </table:table-cell>
          <table:table-cell/>
          <table:table-cell table:formula="of:=IF([.P157]=5;[.E157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56" calcext:value-type="float">
            <text:p>15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table:style-name="ce2" table:formula="of:=([.H158]*100)/[.G158]" office:value-type="float" office:value="18.8679245283019" calcext:value-type="float">
            <text:p>18,8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SUM(IF([.J158];1;0);IF([.K158];1;0);IF([.L158];1;0);IF([.M158];1;0);IF([.N158];1;0))" office:value-type="float" office:value="3" calcext:value-type="float">
            <text:p>3</text:p>
          </table:table-cell>
          <table:table-cell table:style-name="ce10" table:formula="of:=SUM(IF([.K158]=15;1;0);IF([.L158]=15;1;0);IF([.M158]=15;1;0);IF([.N158]=15;1;0);IF([.J158]=15;1;0))" office:value-type="float" office:value="0" calcext:value-type="float">
            <text:p>0</text:p>
          </table:table-cell>
          <table:table-cell/>
          <table:table-cell table:formula="of:=IF([.P158]=5;[.E158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57" calcext:value-type="float">
            <text:p>15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style-name="ce2" table:formula="of:=([.H159]*100)/[.G159]" office:value-type="float" office:value="16.6666666666667" calcext:value-type="float">
            <text:p>16,6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J159];1;0);IF([.K159];1;0);IF([.L159];1;0);IF([.M159];1;0);IF([.N159];1;0))" office:value-type="float" office:value="2" calcext:value-type="float">
            <text:p>2</text:p>
          </table:table-cell>
          <table:table-cell table:style-name="ce10" table:formula="of:=SUM(IF([.K159]=15;1;0);IF([.L159]=15;1;0);IF([.M159]=15;1;0);IF([.N159]=15;1;0);IF([.J159]=15;1;0))" office:value-type="float" office:value="0" calcext:value-type="float">
            <text:p>0</text:p>
          </table:table-cell>
          <table:table-cell/>
          <table:table-cell table:formula="of:=IF([.P159]=5;[.E159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58" calcext:value-type="float">
            <text:p>15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style-name="ce2" table:formula="of:=([.H160]*100)/[.G160]" office:value-type="float" office:value="21.4285714285714" calcext:value-type="float">
            <text:p>21,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J160];1;0);IF([.K160];1;0);IF([.L160];1;0);IF([.M160];1;0);IF([.N160];1;0))" office:value-type="float" office:value="1" calcext:value-type="float">
            <text:p>1</text:p>
          </table:table-cell>
          <table:table-cell table:style-name="ce10" table:formula="of:=SUM(IF([.K160]=15;1;0);IF([.L160]=15;1;0);IF([.M160]=15;1;0);IF([.N160]=15;1;0);IF([.J160]=15;1;0))" office:value-type="float" office:value="0" calcext:value-type="float">
            <text:p>0</text:p>
          </table:table-cell>
          <table:table-cell/>
          <table:table-cell table:formula="of:=IF([.P160]=5;[.E160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59" calcext:value-type="float">
            <text:p>15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2" table:formula="of:=([.H161]*100)/[.G161]" office:value-type="float" office:value="14.2857142857143" calcext:value-type="float">
            <text:p>14,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IF([.J161];1;0);IF([.K161];1;0);IF([.L161];1;0);IF([.M161];1;0);IF([.N161];1;0))" office:value-type="float" office:value="1" calcext:value-type="float">
            <text:p>1</text:p>
          </table:table-cell>
          <table:table-cell table:style-name="ce10" table:formula="of:=SUM(IF([.K161]=15;1;0);IF([.L161]=15;1;0);IF([.M161]=15;1;0);IF([.N161]=15;1;0);IF([.J161]=15;1;0))" office:value-type="float" office:value="0" calcext:value-type="float">
            <text:p>0</text:p>
          </table:table-cell>
          <table:table-cell/>
          <table:table-cell table:formula="of:=IF([.P161]=5;[.E161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60" calcext:value-type="float">
            <text:p>16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44" calcext:value-type="float">
            <text:p>44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2" table:formula="of:=([.H162]*100)/[.G162]" office:value-type="float" office:value="0" calcext:value-type="float">
            <text:p>0,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IF([.J162];1;0);IF([.K162];1;0);IF([.L162];1;0);IF([.M162];1;0);IF([.N162];1;0))" office:value-type="float" office:value="0" calcext:value-type="float">
            <text:p>0</text:p>
          </table:table-cell>
          <table:table-cell table:style-name="ce10" table:formula="of:=SUM(IF([.K162]=15;1;0);IF([.L162]=15;1;0);IF([.M162]=15;1;0);IF([.N162]=15;1;0);IF([.J162]=15;1;0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float" office:value="161" calcext:value-type="float">
            <text:p>16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table:style-name="ce2" table:formula="of:=([.H163]*100)/[.G163]" office:value-type="float" office:value="48.2142857142857" calcext:value-type="float">
            <text:p>48,21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163];1;0);IF([.K163];1;0);IF([.L163];1;0);IF([.M163];1;0);IF([.N163];1;0))" office:value-type="float" office:value="5" calcext:value-type="float">
            <text:p>5</text:p>
          </table:table-cell>
          <table:table-cell table:style-name="ce10" table:formula="of:=SUM(IF([.K163]=15;1;0);IF([.L163]=15;1;0);IF([.M163]=15;1;0);IF([.N163]=15;1;0);IF([.J163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62" calcext:value-type="float">
            <text:p>16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style-name="ce2" table:formula="of:=([.H164]*100)/[.G164]" office:value-type="float" office:value="80.8510638297872" calcext:value-type="float">
            <text:p>80,85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164];1;0);IF([.K164];1;0);IF([.L164];1;0);IF([.M164];1;0);IF([.N164];1;0))" office:value-type="float" office:value="5" calcext:value-type="float">
            <text:p>5</text:p>
          </table:table-cell>
          <table:table-cell table:style-name="ce10" table:formula="of:=SUM(IF([.K164]=15;1;0);IF([.L164]=15;1;0);IF([.M164]=15;1;0);IF([.N164]=15;1;0);IF([.J164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63" calcext:value-type="float">
            <text:p>16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style-name="ce2" table:formula="of:=([.H165]*100)/[.G165]" office:value-type="float" office:value="90.9090909090909" calcext:value-type="float">
            <text:p>90,91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165];1;0);IF([.K165];1;0);IF([.L165];1;0);IF([.M165];1;0);IF([.N165];1;0))" office:value-type="float" office:value="5" calcext:value-type="float">
            <text:p>5</text:p>
          </table:table-cell>
          <table:table-cell table:style-name="ce10" table:formula="of:=SUM(IF([.K165]=15;1;0);IF([.L165]=15;1;0);IF([.M165]=15;1;0);IF([.N165]=15;1;0);IF([.J165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64" calcext:value-type="float">
            <text:p>16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2" table:formula="of:=([.H166]*100)/[.G166]" office:value-type="float" office:value="100" calcext:value-type="float">
            <text:p>100,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IF([.J166];1;0);IF([.K166];1;0);IF([.L166];1;0);IF([.M166];1;0);IF([.N166];1;0))" office:value-type="float" office:value="3" calcext:value-type="float">
            <text:p>3</text:p>
          </table:table-cell>
          <table:table-cell table:style-name="ce10" table:formula="of:=SUM(IF([.K166]=15;1;0);IF([.L166]=15;1;0);IF([.M166]=15;1;0);IF([.N166]=15;1;0);IF([.J166]=15;1;0)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65" calcext:value-type="float">
            <text:p>16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58" calcext:value-type="float">
            <text:p>58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2" table:formula="of:=([.H167]*100)/[.G167]" office:value-type="float" office:value="80" calcext:value-type="float">
            <text:p>80,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IF([.J167];1;0);IF([.K167];1;0);IF([.L167];1;0);IF([.M167];1;0);IF([.N167];1;0))" office:value-type="float" office:value="3" calcext:value-type="float">
            <text:p>3</text:p>
          </table:table-cell>
          <table:table-cell table:style-name="ce10" table:formula="of:=SUM(IF([.K167]=15;1;0);IF([.L167]=15;1;0);IF([.M167]=15;1;0);IF([.N167]=15;1;0);IF([.J167]=15;1;0)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66" calcext:value-type="float">
            <text:p>16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table:style-name="ce2" table:formula="of:=([.H168]*100)/[.G168]" office:value-type="float" office:value="50" calcext:value-type="float">
            <text:p>50,00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168];1;0);IF([.K168];1;0);IF([.L168];1;0);IF([.M168];1;0);IF([.N168];1;0))" office:value-type="float" office:value="5" calcext:value-type="float">
            <text:p>5</text:p>
          </table:table-cell>
          <table:table-cell table:style-name="ce10" table:formula="of:=SUM(IF([.K168]=15;1;0);IF([.L168]=15;1;0);IF([.M168]=15;1;0);IF([.N168]=15;1;0);IF([.J168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67" calcext:value-type="float">
            <text:p>16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style-name="ce2" table:formula="of:=([.H169]*100)/[.G169]" office:value-type="float" office:value="58.974358974359" calcext:value-type="float">
            <text:p>58,9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169];1;0);IF([.K169];1;0);IF([.L169];1;0);IF([.M169];1;0);IF([.N169];1;0))" office:value-type="float" office:value="4" calcext:value-type="float">
            <text:p>4</text:p>
          </table:table-cell>
          <table:table-cell table:style-name="ce10" table:formula="of:=SUM(IF([.K169]=15;1;0);IF([.L169]=15;1;0);IF([.M169]=15;1;0);IF([.N169]=15;1;0);IF([.J169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168" calcext:value-type="float">
            <text:p>16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style-name="ce2" table:formula="of:=([.H170]*100)/[.G170]" office:value-type="float" office:value="75.8620689655172" calcext:value-type="float">
            <text:p>75,86</text:p>
          </table:table-cell>
          <table:table-cell table:number-columns-repeated="5" office:value-type="float" office:value="15" calcext:value-type="float">
            <text:p>15</text:p>
          </table:table-cell>
          <table:table-cell table:formula="of:=SUM(IF([.J170];1;0);IF([.K170];1;0);IF([.L170];1;0);IF([.M170];1;0);IF([.N170];1;0))" office:value-type="float" office:value="5" calcext:value-type="float">
            <text:p>5</text:p>
          </table:table-cell>
          <table:table-cell table:style-name="ce10" table:formula="of:=SUM(IF([.K170]=15;1;0);IF([.L170]=15;1;0);IF([.M170]=15;1;0);IF([.N170]=15;1;0);IF([.J170]=15;1;0))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office:value-type="float" office:value="169" calcext:value-type="float">
            <text:p>16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2" table:formula="of:=([.H171]*100)/[.G171]" office:value-type="float" office:value="83.3333333333333" calcext:value-type="float">
            <text:p>83,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table:formula="of:=SUM(IF([.J171];1;0);IF([.K171];1;0);IF([.L171];1;0);IF([.M171];1;0);IF([.N171];1;0))" office:value-type="float" office:value="4" calcext:value-type="float">
            <text:p>4</text:p>
          </table:table-cell>
          <table:table-cell table:style-name="ce10" table:formula="of:=SUM(IF([.K171]=15;1;0);IF([.L171]=15;1;0);IF([.M171]=15;1;0);IF([.N171]=15;1;0);IF([.J171]=15;1;0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office:value-type="float" office:value="170" calcext:value-type="float">
            <text:p>17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72" calcext:value-type="float">
            <text:p>72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2" table:formula="of:=([.H172]*100)/[.G172]" office:value-type="float" office:value="85.7142857142857" calcext:value-type="float">
            <text:p>85,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IF([.J172];1;0);IF([.K172];1;0);IF([.L172];1;0);IF([.M172];1;0);IF([.N172];1;0))" office:value-type="float" office:value="2" calcext:value-type="float">
            <text:p>2</text:p>
          </table:table-cell>
          <table:table-cell table:style-name="ce10" table:formula="of:=SUM(IF([.K172]=15;1;0);IF([.L172]=15;1;0);IF([.M172]=15;1;0);IF([.N172]=15;1;0);IF([.J172]=15;1;0))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office:value-type="float" office:value="171" calcext:value-type="float">
            <text:p>171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table:style-name="ce2" table:formula="of:=([.H173]*100)/[.G173]" office:value-type="float" office:value="41.8604651162791" calcext:value-type="float">
            <text:p>41,8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173];1;0);IF([.K173];1;0);IF([.L173];1;0);IF([.M173];1;0);IF([.N173];1;0))" office:value-type="float" office:value="3" calcext:value-type="float">
            <text:p>3</text:p>
          </table:table-cell>
          <table:table-cell table:style-name="ce10" table:formula="of:=SUM(IF([.K173]=15;1;0);IF([.L173]=15;1;0);IF([.M173]=15;1;0);IF([.N173]=15;1;0);IF([.J173]=15;1;0)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72" calcext:value-type="float">
            <text:p>172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style-name="ce2" table:formula="of:=([.H174]*100)/[.G174]" office:value-type="float" office:value="50" calcext:value-type="float">
            <text:p>50,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174];1;0);IF([.K174];1;0);IF([.L174];1;0);IF([.M174];1;0);IF([.N174];1;0))" office:value-type="float" office:value="3" calcext:value-type="float">
            <text:p>3</text:p>
          </table:table-cell>
          <table:table-cell table:style-name="ce10" table:formula="of:=SUM(IF([.K174]=15;1;0);IF([.L174]=15;1;0);IF([.M174]=15;1;0);IF([.N174]=15;1;0);IF([.J174]=15;1;0))" office:value-type="float" office:value="3" calcext:value-type="float">
            <text:p>3</text:p>
          </table:table-cell>
          <table:table-cell/>
          <table:table-cell table:formula="of:=IF([.P174]=5;[.E174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73" calcext:value-type="float">
            <text:p>173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style-name="ce2" table:formula="of:=([.H175]*100)/[.G175]" office:value-type="float" office:value="54.1666666666667" calcext:value-type="float">
            <text:p>54,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SUM(IF([.J175];1;0);IF([.K175];1;0);IF([.L175];1;0);IF([.M175];1;0);IF([.N175];1;0))" office:value-type="float" office:value="3" calcext:value-type="float">
            <text:p>3</text:p>
          </table:table-cell>
          <table:table-cell table:style-name="ce10" table:formula="of:=SUM(IF([.K175]=15;1;0);IF([.L175]=15;1;0);IF([.M175]=15;1;0);IF([.N175]=15;1;0);IF([.J175]=15;1;0))" office:value-type="float" office:value="2" calcext:value-type="float">
            <text:p>2</text:p>
          </table:table-cell>
          <table:table-cell/>
          <table:table-cell table:formula="of:=IF([.P175]=5;[.E175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74" calcext:value-type="float">
            <text:p>174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formula="of:=([.H176]*100)/[.G176]" office:value-type="float" office:value="37.5" calcext:value-type="float">
            <text:p>37,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176];1;0);IF([.K176];1;0);IF([.L176];1;0);IF([.M176];1;0);IF([.N176];1;0))" office:value-type="float" office:value="2" calcext:value-type="float">
            <text:p>2</text:p>
          </table:table-cell>
          <table:table-cell table:style-name="ce10" table:formula="of:=SUM(IF([.K176]=15;1;0);IF([.L176]=15;1;0);IF([.M176]=15;1;0);IF([.N176]=15;1;0);IF([.J176]=15;1;0))" office:value-type="float" office:value="2" calcext:value-type="float">
            <text:p>2</text:p>
          </table:table-cell>
          <table:table-cell/>
          <table:table-cell table:formula="of:=IF([.P176]=5;[.E176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75" calcext:value-type="float">
            <text:p>175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86" calcext:value-type="float">
            <text:p>86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2" table:formula="of:=([.H177]*100)/[.G177]" office:value-type="float" office:value="36.3636363636364" calcext:value-type="float">
            <text:p>36,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SUM(IF([.J177];1;0);IF([.K177];1;0);IF([.L177];1;0);IF([.M177];1;0);IF([.N177];1;0))" office:value-type="float" office:value="2" calcext:value-type="float">
            <text:p>2</text:p>
          </table:table-cell>
          <table:table-cell table:style-name="ce10" table:formula="of:=SUM(IF([.K177]=15;1;0);IF([.L177]=15;1;0);IF([.M177]=15;1;0);IF([.N177]=15;1;0);IF([.J177]=15;1;0))" office:value-type="float" office:value="1" calcext:value-type="float">
            <text:p>1</text:p>
          </table:table-cell>
          <table:table-cell/>
          <table:table-cell table:formula="of:=IF([.P177]=5;[.E177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76" calcext:value-type="float">
            <text:p>176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style-name="ce2" table:formula="of:=([.H178]*100)/[.G178]" office:value-type="float" office:value="25.9259259259259" calcext:value-type="float">
            <text:p>25,9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SUM(IF([.J178];1;0);IF([.K178];1;0);IF([.L178];1;0);IF([.M178];1;0);IF([.N178];1;0))" office:value-type="float" office:value="3" calcext:value-type="float">
            <text:p>3</text:p>
          </table:table-cell>
          <table:table-cell table:style-name="ce10" table:formula="of:=SUM(IF([.K178]=15;1;0);IF([.L178]=15;1;0);IF([.M178]=15;1;0);IF([.N178]=15;1;0);IF([.J178]=15;1;0))" office:value-type="float" office:value="2" calcext:value-type="float">
            <text:p>2</text:p>
          </table:table-cell>
          <table:table-cell/>
          <table:table-cell table:formula="of:=IF([.P178]=5;[.E178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77" calcext:value-type="float">
            <text:p>177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2" table:formula="of:=([.H179]*100)/[.G179]" office:value-type="float" office:value="57.8947368421053" calcext:value-type="float">
            <text:p>57,8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SUM(IF([.J179];1;0);IF([.K179];1;0);IF([.L179];1;0);IF([.M179];1;0);IF([.N179];1;0))" office:value-type="float" office:value="3" calcext:value-type="float">
            <text:p>3</text:p>
          </table:table-cell>
          <table:table-cell table:style-name="ce10" table:formula="of:=SUM(IF([.K179]=15;1;0);IF([.L179]=15;1;0);IF([.M179]=15;1;0);IF([.N179]=15;1;0);IF([.J179]=15;1;0))" office:value-type="float" office:value="1" calcext:value-type="float">
            <text:p>1</text:p>
          </table:table-cell>
          <table:table-cell/>
          <table:table-cell table:formula="of:=IF([.P179]=5;[.E179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78" calcext:value-type="float">
            <text:p>178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style-name="ce2" table:formula="of:=([.H180]*100)/[.G180]" office:value-type="float" office:value="59.0909090909091" calcext:value-type="float">
            <text:p>59,0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SUM(IF([.J180];1;0);IF([.K180];1;0);IF([.L180];1;0);IF([.M180];1;0);IF([.N180];1;0))" office:value-type="float" office:value="3" calcext:value-type="float">
            <text:p>3</text:p>
          </table:table-cell>
          <table:table-cell table:style-name="ce10" table:formula="of:=SUM(IF([.K180]=15;1;0);IF([.L180]=15;1;0);IF([.M180]=15;1;0);IF([.N180]=15;1;0);IF([.J180]=15;1;0))" office:value-type="float" office:value="2" calcext:value-type="float">
            <text:p>2</text:p>
          </table:table-cell>
          <table:table-cell/>
          <table:table-cell table:formula="of:=IF([.P180]=5;[.E180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79" calcext:value-type="float">
            <text:p>179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2" table:formula="of:=([.H181]*100)/[.G181]" office:value-type="float" office:value="71.4285714285714" calcext:value-type="float">
            <text:p>71,4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181];1;0);IF([.K181];1;0);IF([.L181];1;0);IF([.M181];1;0);IF([.N181];1;0))" office:value-type="float" office:value="3" calcext:value-type="float">
            <text:p>3</text:p>
          </table:table-cell>
          <table:table-cell table:style-name="ce10" table:formula="of:=SUM(IF([.K181]=15;1;0);IF([.L181]=15;1;0);IF([.M181]=15;1;0);IF([.N181]=15;1;0);IF([.J181]=15;1;0))" office:value-type="float" office:value="3" calcext:value-type="float">
            <text:p>3</text:p>
          </table:table-cell>
          <table:table-cell/>
          <table:table-cell table:formula="of:=IF([.P181]=5;[.E181]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180" calcext:value-type="float">
            <text:p>180</text:p>
          </table:table-cell>
          <table:table-cell table:content-validation-name="val1" office:value-type="string" calcext:value-type="string">
            <text:p>TODO</text:p>
          </table:table-cell>
          <table:table-cell table:content-validation-name="val2" office:value-type="float" office:value="100" calcext:value-type="float">
            <text:p>100</text:p>
          </table:table-cell>
          <table:table-cell table:content-validation-name="val3" office:value-type="float" office:value="100" calcext:value-type="float">
            <text:p>100</text:p>
          </table:table-cell>
          <table:table-cell table:content-validation-name="val4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2" table:formula="of:=([.H182]*100)/[.G182]" office:value-type="float" office:value="88.8888888888889" calcext:value-type="float">
            <text:p>88,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UM(IF([.J182];1;0);IF([.K182];1;0);IF([.L182];1;0);IF([.M182];1;0);IF([.N182];1;0))" office:value-type="float" office:value="2" calcext:value-type="float">
            <text:p>2</text:p>
          </table:table-cell>
          <table:table-cell table:style-name="ce10" table:formula="of:=SUM(IF([.K182]=15;1;0);IF([.L182]=15;1;0);IF([.M182]=15;1;0);IF([.N182]=15;1;0);IF([.J182]=15;1;0))" office:value-type="float" office:value="2" calcext:value-type="float">
            <text:p>2</text:p>
          </table:table-cell>
          <table:table-cell/>
          <table:table-cell table:formula="of:=IF([.P182]=5;[.E182];&quot;&quot;)">
            <text:p/>
          </table:table-cell>
          <table:table-cell table:number-columns-repeated="1006"/>
        </table:table-row>
        <table:table-row table:style-name="ro1" table:number-rows-repeated="908">
          <table:table-cell table:style-name="Default" table:number-columns-repeated="16"/>
          <table:table-cell table:number-columns-repeated="1008"/>
        </table:table-row>
        <table:table-row table:style-name="ro1" table:number-rows-repeated="1047485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/00/0000</text:date>, <text:time style:data-style-name="N2" text:time-value="13:06:35.4574647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08:45:37.527851085</meta:creation-date>
    <dc:date>2016-07-30T15:46:24.727539649</dc:date>
    <meta:editing-duration>PT8H17M19S</meta:editing-duration>
    <meta:editing-cycles>557</meta:editing-cycles>
    <meta:generator>LibreOffice/4.2.8.2$Linux_X86_64 LibreOffice_project/420m0$Build-2</meta:generator>
    <meta:document-statistic meta:table-count="1" meta:cell-count="2975" meta:object-count="0"/>
    <meta:user-defined meta:name="qrichtext">1</meta:user-defined>
  </office:meta>
</office:document-meta>
</file>